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6.456cm"/>
    </style:style>
    <style:style style:name="co14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3.076cm"/>
    </style:style>
    <style:style style:name="co25" style:family="table-column">
      <style:table-column-properties fo:break-before="auto" style:column-width="0.37cm"/>
    </style:style>
    <style:style style:name="co26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4.445cm"/>
    </style:style>
    <style:style style:name="co28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5.60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0.212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page" style:column-width="0.21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9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13"/>
    <style:style style:name="ce75" style:family="table-cell" style:parent-style-name="Default" style:data-style-name="N5110"/>
    <style:style style:name="ce76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3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0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1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6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7"/>
        <table:table-column table:style-name="co31" table:default-cell-style-name="ce83"/>
        <table:table-column table:style-name="co32" table:default-cell-style-name="ce99"/>
        <table:table-column table:style-name="co4" table:default-cell-style-name="ce168"/>
        <table:table-column table:style-name="co4" table:default-cell-style-name="ce185"/>
        <table:table-column table:style-name="co33" table:default-cell-style-name="ce185"/>
        <table:table-column table:style-name="co34" table:default-cell-style-name="ce185"/>
        <table:table-column table:style-name="co7" table:default-cell-style-name="ce202"/>
        <table:table-column table:style-name="co8" table:default-cell-style-name="ce185"/>
        <table:table-column table:style-name="co35" table:default-cell-style-name="ce185"/>
        <table:table-column table:style-name="co31" table:default-cell-style-name="ce185"/>
        <table:table-column table:style-name="co36" table:default-cell-style-name="ce185"/>
        <table:table-column table:style-name="co7" table:default-cell-style-name="ce202"/>
        <table:table-column table:style-name="co36" table:default-cell-style-name="ce185"/>
        <table:table-column table:style-name="co31" table:default-cell-style-name="ce215"/>
        <table:table-column table:style-name="co37" table:default-cell-style-name="ce219"/>
        <table:table-column table:style-name="co12" table:number-columns-repeated="2" table:default-cell-style-name="ce215"/>
        <table:table-column table:style-name="co34" table:default-cell-style-name="ce215"/>
        <table:table-column table:style-name="co38" table:default-cell-style-name="ce215"/>
        <table:table-column table:style-name="co14" table:default-cell-style-name="ce83"/>
        <table:table-column table:style-name="co4" table:default-cell-style-name="ce185"/>
        <table:table-column table:style-name="co39" table:default-cell-style-name="ce185"/>
        <table:table-column table:style-name="co40" table:default-cell-style-name="ce185"/>
        <table:table-column table:style-name="co14" table:number-columns-repeated="2" table:default-cell-style-name="ce215"/>
        <table:table-column table:style-name="co1" table:default-cell-style-name="ce77"/>
        <table:table-column table:style-name="co14" table:number-columns-repeated="997" table:default-cell-style-name="ce77"/>
        <table:table-row table:style-name="ro18">
          <table:table-cell table:style-name="ce76" table:number-columns-spanned="1" table:number-rows-spanned="4"/>
          <table:table-cell table:style-name="ce82" office:value-type="string" table:number-columns-spanned="1" table:number-rows-spanned="4">
            <text:p>Date Asset Purchased</text:p>
          </table:table-cell>
          <table:table-cell table:style-name="ce97" office:value-type="string" table:number-columns-spanned="2" table:number-rows-spanned="1">
            <text:p>FIXED ASSETS</text:p>
          </table:table-cell>
          <table:covered-table-cell/>
          <table:table-cell table:style-name="ce183" table:formula="of:=[.E57]+[.E110]" office:value-type="float" office:value="0">
            <text:p>0.00 </text:p>
          </table:table-cell>
          <table:table-cell table:style-name="ce194" table:formula="of:=[.F57]+[.F110]" office:value-type="float" office:value="0">
            <text:p>0.00 </text:p>
          </table:table-cell>
          <table:table-cell table:style-name="ce194" table:formula="of:=[.G57]+[.G110]" office:value-type="float" office:value="0">
            <text:p>0.00 </text:p>
          </table:table-cell>
          <table:table-cell table:style-name="ce201" office:value-type="string" table:number-columns-spanned="1" table:number-rows-spanned="4">
            <text:p>Deprn Rate %</text:p>
          </table:table-cell>
          <table:table-cell table:style-name="ce194" table:formula="of:=[.I57]+[.I110]" office:value-type="float" office:value="0">
            <text:p>0.00 </text:p>
          </table:table-cell>
          <table:table-cell table:style-name="ce194" table:formula="of:=[.J57]+[.J110]" office:value-type="float" office:value="0">
            <text:p>0.00 </text:p>
          </table:table-cell>
          <table:table-cell table:style-name="ce194" table:formula="of:=[.K57]+[.K110]" office:value-type="float" office:value="0">
            <text:p>0.00 </text:p>
          </table:table-cell>
          <table:table-cell table:style-name="ce194" table:number-columns-spanned="1" table:number-rows-spanned="4"/>
          <table:table-cell table:style-name="ce201" office:value-type="string" table:number-columns-spanned="1" table:number-rows-spanned="4">
            <text:p>Enter % Personal use of vehicles</text:p>
          </table:table-cell>
          <table:table-cell table:style-name="ce194" table:number-columns-spanned="1" table:number-rows-spanned="4"/>
          <table:table-cell table:style-name="ce194" table:formula="of:=[.O57]+[.O110]" office:value-type="float" office:value="0">
            <text:p>0.00 </text:p>
          </table:table-cell>
          <table:table-cell table:style-name="ce218" office:value-type="string" table:number-columns-spanned="1" table:number-rows-spanned="3">
            <text:p>Annual Invest Allow</text:p>
          </table:table-cell>
          <table:table-cell table:style-name="ce194" table:formula="of:=[.Q57]+[.Q110]" office:value-type="float" office:value="0">
            <text:p>0.00 </text:p>
          </table:table-cell>
          <table:table-cell table:style-name="ce194" table:formula="of:=[.R57]+[.R110]" office:value-type="float" office:value="0">
            <text:p>0.00 </text:p>
          </table:table-cell>
          <table:table-cell table:style-name="ce194" table:formula="of:=[.S57]+[.S110]" office:value-type="float" office:value="0">
            <text:p>0.00 </text:p>
          </table:table-cell>
          <table:table-cell table:style-name="ce227" table:number-columns-spanned="1" table:number-rows-spanned="4"/>
          <table:table-cell table:style-name="ce229" office:value-type="string" table:number-columns-spanned="1" table:number-rows-spanned="4">
            <text:p>Date <text:s text:c="9"/>Asset Sold</text:p>
          </table:table-cell>
          <table:table-cell table:style-name="ce194" table:formula="of:=[.V57]+[.V110]" office:value-type="float" office:value="0">
            <text:p>0.00 </text:p>
          </table:table-cell>
          <table:table-cell table:style-name="ce194" table:formula="of:=[.W57]+[.W110]" office:value-type="float" office:value="0">
            <text:p>0.00 </text:p>
          </table:table-cell>
          <table:table-cell table:style-name="ce194" table:formula="of:=[.X57]+[.X110]" office:value-type="float" office:value="0">
            <text:p>0.00 </text:p>
          </table:table-cell>
          <table:table-cell table:style-name="ce194" table:formula="of:=[.Y57]+[.Y110]" office:value-type="float" office:value="0">
            <text:p>0.00 </text:p>
          </table:table-cell>
          <table:table-cell table:style-name="ce194" table:formula="of:=[.Z57]+[.Z110]" office:value-type="float" office:value="0">
            <text:p>0.00 </text:p>
          </table:table-cell>
          <table:table-cell table:style-name="ce231"/>
          <table:table-cell table:style-name="ce235" table:number-columns-repeated="997"/>
        </table:table-row>
        <table:table-row table:style-name="ro19">
          <table:covered-table-cell table:number-columns-repeated="2"/>
          <table:table-cell table:style-name="ce98" office:value-type="string" table:number-columns-spanned="1" table:number-rows-spanned="3">
            <text:p>Asset Description</text:p>
          </table:table-cell>
          <table:table-cell table:style-name="ce169" office:value-type="string" table:number-columns-spanned="1" table:number-rows-spanned="3">
            <text:p>Purchase Reference</text:p>
          </table:table-cell>
          <table:table-cell table:style-name="ce184" office:value-type="string" table:number-columns-spanned="1" table:number-rows-spanned="3">
            <text:p>Original Cost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5" office:value-type="string" table:number-columns-spanned="1" table:number-rows-spanned="3">
            <text:p>Depreciation Charge current year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4" office:value-type="string" table:number-columns-spanned="1" table:number-rows-spanned="3">
            <text:p>Annual Investment Allowance</text:p>
          </table:table-cell>
          <table:table-cell table:style-name="ce184" office:value-type="string" table:number-columns-spanned="1" table:number-rows-spanned="2">
            <text:p>W Down Allowance</text:p>
          </table:table-cell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0" office:value-type="string" table:number-columns-spanned="1" table:number-rows-spanned="3">
            <text:p>Sales Value<text:span text:style-name="T4"> </text:span><text:span text:style-name="T4">Assets Sold</text:span></text:p>
          </table:table-cell>
          <table:table-cell table:style-name="ce230" office:value-type="string" table:number-columns-spanned="1" table:number-rows-spanned="3">
            <text:p>Original Cost<text:span text:style-name="T4"> <text:s text:c="5"/></text:span><text:span text:style-name="T4">Assets Sold</text:span></text:p>
          </table:table-cell>
          <table:table-cell table:style-name="ce230" office:value-type="string" table:number-columns-spanned="1" table:number-rows-spanned="3">
            <text:p>Accumulated Depreciation<text:span text:style-name="T4"> </text:span><text:span text:style-name="T4">Assets Sold</text:span></text:p>
          </table:table-cell>
          <table:table-cell table:style-name="ce184" office:value-type="string" table:number-columns-spanned="1" table:number-rows-spanned="3">
            <text:p>Capital Allowance</text:p>
          </table:table-cell>
          <table:table-cell table:style-name="ce184" office:value-type="string" table:number-columns-spanned="1" table:number-rows-spanned="3">
            <text:p>Balancing Charge</text:p>
          </table:table-cell>
          <table:table-cell table:style-name="ce232"/>
          <table:table-cell table:number-columns-repeated="997"/>
        </table:table-row>
        <table:table-row table:style-name="ro19">
          <table:covered-table-cell table:number-columns-repeated="26"/>
          <table:table-cell table:style-name="ce232"/>
          <table:table-cell table:number-columns-repeated="997"/>
        </table:table-row>
        <table:table-row table:style-name="ro3">
          <table:covered-table-cell table:number-columns-repeated="5"/>
          <table:table-cell table:style-name="ce196" table:formula="of:=[.D6]" office:value-type="date" office:date-value="2011-10-01">
            <text:p>01-Oct-11</text:p>
          </table:table-cell>
          <table:table-cell table:style-name="ce196" table:formula="of:=[.D6]" office:value-type="date" office:date-value="2011-10-01">
            <text:p>01-Oct-11</text:p>
          </table:table-cell>
          <table:covered-table-cell table:number-columns-repeated="2"/>
          <table:table-cell table:style-name="ce196" table:formula="of:=['file:///C:/Users/Antony/diy/GB%20Accounts/GB%20Accounts%202011-12/GB%20Accounts%20Company%202012-09-30%20(Sep12)%20OpenOffice/Financialaccounts.ods'#$Admin.$N$7]" office:value-type="date" office:date-value="2012-09-30">
            <text:p>30-Sep-12</text:p>
          </table:table-cell>
          <table:table-cell table:style-name="ce196" table:formula="of:=[.J4]" office:value-type="date" office:date-value="2012-09-30">
            <text:p>30-Sep-12</text:p>
          </table:table-cell>
          <table:covered-table-cell table:number-columns-repeated="3"/>
          <table:table-cell table:style-name="ce82" table:formula="of:=[.D6]" office:value-type="date" office:date-value="2011-10-01">
            <text:p>01-Oct-11</text:p>
          </table:table-cell>
          <table:table-cell table:style-name="ce220" office:value-type="float" office:value="100">
            <text:p>100</text:p>
          </table:table-cell>
          <table:covered-table-cell/>
          <table:table-cell table:style-name="ce225" table:formula="of:=['file:///C:/Users/Antony/diy/GB%20Accounts/GB%20Accounts%202011-12/GB%20Accounts%20Company%202012-09-30%20(Sep12)%20OpenOffice/Financialaccounts.ods'#$CorporationTax.G16]" office:value-type="float" office:value="19">
            <text:p>19</text:p>
          </table:table-cell>
          <table:table-cell table:style-name="ce82" table:formula="of:=[.J4]" office:value-type="date" office:date-value="2012-09-30">
            <text:p>30-Sep-12</text:p>
          </table:table-cell>
          <table:covered-table-cell table:number-columns-repeated="7"/>
          <table:table-cell table:style-name="ce233"/>
          <table:table-cell table:style-name="ce236" table:number-columns-repeated="997"/>
        </table:table-row>
        <table:table-row table:style-name="ro4">
          <table:table-cell table:style-name="ce78"/>
          <table:table-cell table:style-name="ce84"/>
          <table:table-cell table:style-name="ce100"/>
          <table:table-cell table:style-name="ce170"/>
          <table:table-cell table:style-name="ce186"/>
          <table:table-cell table:style-name="ce197"/>
          <table:table-cell table:style-name="ce186"/>
          <table:table-cell table:style-name="ce203"/>
          <table:table-cell table:style-name="ce197" table:number-columns-repeated="2"/>
          <table:table-cell table:style-name="ce186"/>
          <table:table-cell table:style-name="ce212"/>
          <table:table-cell table:style-name="ce213"/>
          <table:table-cell table:style-name="ce212"/>
          <table:table-cell table:style-name="ce186"/>
          <table:table-cell table:style-name="ce170"/>
          <table:table-cell table:style-name="ce224"/>
          <table:table-cell table:style-name="ce226"/>
          <table:table-cell table:style-name="ce186"/>
          <table:table-cell table:style-name="ce212"/>
          <table:table-cell table:style-name="ce84"/>
          <table:table-cell table:style-name="ce186" table:number-columns-repeated="5"/>
          <table:table-cell table:style-name="ce233"/>
          <table:table-cell table:style-name="ce236"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EXISTING FIXED ASSETS AT </text:p>
          </table:table-cell>
          <table:covered-table-cell/>
          <table:table-cell table:style-name="ce171" table:formula="of:=['file:///C:/Users/Antony/diy/GB%20Accounts/GB%20Accounts%202011-12/GB%20Accounts%20Company%202012-09-30%20(Sep12)%20OpenOffice/Financialaccounts.ods'#$Admin.$L$6]" office:value-type="date" office:date-value="2011-10-01" table:number-columns-spanned="2" table:number-rows-spanned="1">
            <text:p>Saturday, October 01, 2011</text:p>
          </table:table-cell>
          <table:covered-table-cell/>
          <table:table-cell table:style-name="ce187" table:number-columns-repeated="2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 table:number-columns-repeated="3"/>
          <table:table-cell table:style-name="ce205" office:value-type="percentage" office:value="0">
            <text:p>0%</text:p>
          </table:table-cell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 office:value-type="string">
            <text:p><text:s/></text:p>
          </table:table-cell>
          <table:table-cell table:style-name="ce173"/>
          <table:table-cell table:number-columns-repeated="2" table:style-name="ce188"/>
          <table:table-cell table:style-name="ce190" table:formula="of:=IF([.E8]&gt;0;[.E8]-[.F8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8]&gt;0;MIN([.E8]*[.H8];[.G8]);&quot; &quot;)" office:value-type="string" office:string-value=" ">
            <text:p><text:s/></text:p>
          </table:table-cell>
          <table:table-cell table:style-name="ce190" table:formula="of:=IF([.E8]&gt;0;[.F8]+[.I8];&quot; &quot;)" office:value-type="string" office:string-value=" ">
            <text:p><text:s/></text:p>
          </table:table-cell>
          <table:table-cell table:style-name="ce190" table:formula="of:=IF([.E8]&gt;0;[.E8]-[.J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8]&gt;0;[.E8];&quot; &quot;)" office:value-type="string" office:string-value=" ">
            <text:p><text:s/></text:p>
          </table:table-cell>
          <table:table-cell table:style-name="ce190" table:formula="of:=IF([.V8]&gt;0;[.J8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9]&gt;0;[.E9]-[.F9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9]&gt;0;MIN([.E9]*[.H9];[.G9]);&quot; &quot;)" office:value-type="string" office:string-value=" ">
            <text:p><text:s/></text:p>
          </table:table-cell>
          <table:table-cell table:style-name="ce190" table:formula="of:=IF([.E9]&gt;0;[.F9]+[.I9];&quot; &quot;)" office:value-type="string" office:string-value=" ">
            <text:p><text:s/></text:p>
          </table:table-cell>
          <table:table-cell table:style-name="ce190" table:formula="of:=IF([.E9]&gt;0;[.E9]-[.J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9]&gt;0;[.E9];&quot; &quot;)" office:value-type="string" office:string-value=" ">
            <text:p><text:s/></text:p>
          </table:table-cell>
          <table:table-cell table:style-name="ce190" table:formula="of:=IF([.V9]&gt;0;[.J9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0]&gt;0;[.E10]-[.F10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10]&gt;0;MIN([.E10]*[.H10];[.G10]);&quot; &quot;)" office:value-type="string" office:string-value=" ">
            <text:p><text:s/></text:p>
          </table:table-cell>
          <table:table-cell table:style-name="ce190" table:formula="of:=IF([.E10]&gt;0;[.F10]+[.I10];&quot; &quot;)" office:value-type="string" office:string-value=" ">
            <text:p><text:s/></text:p>
          </table:table-cell>
          <table:table-cell table:style-name="ce190" table:formula="of:=IF([.E10]&gt;0;[.E10]-[.J1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10]&gt;0;[.E10];&quot; &quot;)" office:value-type="string" office:string-value=" ">
            <text:p><text:s/></text:p>
          </table:table-cell>
          <table:table-cell table:style-name="ce190" table:formula="of:=IF([.V10]&gt;0;[.J10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11]-[.F11])=(['file:///C:/Users/Antony/diy/GB%20Accounts/GB%20Accounts%202011-12/GB%20Accounts%20Company%202012-09-30%20(Sep12)%20OpenOffice/Financialaccounts.ods'#$OpenAccounts.$G$13]-['file:///C:/Users/Antony/diy/GB%20Accounts/GB%20Accounts%202011-12/GB%20Accounts%20Company%202012-09-30%20(Sep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9" table:formula="of:=SUM([.E8:.E10])" office:value-type="float" office:value="0">
            <text:p>0.00 </text:p>
          </table:table-cell>
          <table:table-cell table:style-name="ce189" table:formula="of:=SUM([.F8:.F10])" office:value-type="float" office:value="0">
            <text:p>0.00 </text:p>
          </table:table-cell>
          <table:table-cell table:style-name="ce200" table:formula="of:=SUM([.G8:.G10])" office:value-type="float" office:value="0">
            <text:p>0.00 </text:p>
          </table:table-cell>
          <table:table-cell table:style-name="ce206"/>
          <table:table-cell table:style-name="ce200" table:formula="of:=SUM([.I8:.I10])" office:value-type="float" office:value="0">
            <text:p>0.00 </text:p>
          </table:table-cell>
          <table:table-cell table:style-name="ce200" table:formula="of:=SUM([.J8:.J10])" office:value-type="float" office:value="0">
            <text:p>0.00 </text:p>
          </table:table-cell>
          <table:table-cell table:style-name="ce200" table:formula="of:=SUM([.K8:.K1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:.O10])" office:value-type="float" office:value="0">
            <text:p>0.00 </text:p>
          </table:table-cell>
          <table:table-cell table:style-name="ce175"/>
          <table:table-cell table:style-name="ce200" table:formula="of:=SUM([.Q8:.Q10])" office:value-type="float" office:value="0">
            <text:p>0.00 </text:p>
          </table:table-cell>
          <table:table-cell table:style-name="ce200" table:formula="of:=SUM([.R8:.R10])" office:value-type="float" office:value="0">
            <text:p>0.00 </text:p>
          </table:table-cell>
          <table:table-cell table:style-name="ce200" table:formula="of:=SUM([.S8:.S1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:.V10])" office:value-type="float" office:value="0">
            <text:p>0.00 </text:p>
          </table:table-cell>
          <table:table-cell table:style-name="ce200" table:formula="of:=SUM([.W8:.W10])" office:value-type="float" office:value="0">
            <text:p>0.00 </text:p>
          </table:table-cell>
          <table:table-cell table:style-name="ce200" table:formula="of:=SUM([.X8:.X10])" office:value-type="float" office:value="0">
            <text:p>0.00 </text:p>
          </table:table-cell>
          <table:table-cell table:style-name="ce200" table:formula="of:=SUM([.Y8:.Y10])" office:value-type="float" office:value="0">
            <text:p>0.00 </text:p>
          </table:table-cell>
          <table:table-cell table:style-name="ce200" table:formula="of:=SUM([.Z8:.Z1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4]&gt;0;[.E14]-[.F14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4]&gt;0;MIN([.E14]*[.H14];[.G14]);&quot; &quot;)" office:value-type="string" office:string-value=" ">
            <text:p><text:s/></text:p>
          </table:table-cell>
          <table:table-cell table:style-name="ce190" table:formula="of:=IF([.E14]&gt;0;[.F14]+[.I14];&quot; &quot;)" office:value-type="string" office:string-value=" ">
            <text:p><text:s/></text:p>
          </table:table-cell>
          <table:table-cell table:style-name="ce190" table:formula="of:=IF([.E14]&gt;0;[.E14]-[.J1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4]&gt;0;[.O14]*[.R$4]/100;&quot; &quot;)" office:value-type="string" office:string-value=" ">
            <text:p><text:s/></text:p>
          </table:table-cell>
          <table:table-cell table:style-name="ce211" table:formula="of:=IF([.O14]&gt;0;[.O14]-[.R1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4]&gt;0;[.E14];&quot; &quot;)" office:value-type="string" office:string-value=" ">
            <text:p><text:s/></text:p>
          </table:table-cell>
          <table:table-cell table:style-name="ce190" table:formula="of:=IF([.V14]&gt;0;[.J14];&quot; &quot;)" office:value-type="string" office:string-value=" ">
            <text:p><text:s/></text:p>
          </table:table-cell>
          <table:table-cell table:style-name="ce211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1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5]&gt;0;[.E15]-[.F15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5]&gt;0;MIN([.E15]*[.H15];[.G15]);&quot; &quot;)" office:value-type="string" office:string-value=" ">
            <text:p><text:s/></text:p>
          </table:table-cell>
          <table:table-cell table:style-name="ce190" table:formula="of:=IF([.E15]&gt;0;[.F15]+[.I15];&quot; &quot;)" office:value-type="string" office:string-value=" ">
            <text:p><text:s/></text:p>
          </table:table-cell>
          <table:table-cell table:style-name="ce190" table:formula="of:=IF([.E15]&gt;0;[.E15]-[.J1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5]&gt;0;[.O15]*[.R$4]/100;&quot; &quot;)" office:value-type="string" office:string-value=" ">
            <text:p><text:s/></text:p>
          </table:table-cell>
          <table:table-cell table:style-name="ce211" table:formula="of:=IF([.O15]&gt;0;[.O15]-[.R1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5]&gt;0;[.E15];&quot; &quot;)" office:value-type="string" office:string-value=" ">
            <text:p><text:s/></text:p>
          </table:table-cell>
          <table:table-cell table:style-name="ce190" table:formula="of:=IF([.V15]&gt;0;[.J15];&quot; &quot;)" office:value-type="string" office:string-value=" ">
            <text:p><text:s/></text:p>
          </table:table-cell>
          <table:table-cell table:style-name="ce211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1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6]&gt;0;[.E16]-[.F16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6]&gt;0;MIN([.E16]*[.H16];[.G16]);&quot; &quot;)" office:value-type="string" office:string-value=" ">
            <text:p><text:s/></text:p>
          </table:table-cell>
          <table:table-cell table:style-name="ce190" table:formula="of:=IF([.E16]&gt;0;[.F16]+[.I16];&quot; &quot;)" office:value-type="string" office:string-value=" ">
            <text:p><text:s/></text:p>
          </table:table-cell>
          <table:table-cell table:style-name="ce190" table:formula="of:=IF([.E16]&gt;0;[.E16]-[.J1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6]&gt;0;[.O16]*[.R$4]/100;&quot; &quot;)" office:value-type="string" office:string-value=" ">
            <text:p><text:s/></text:p>
          </table:table-cell>
          <table:table-cell table:style-name="ce211" table:formula="of:=IF([.O16]&gt;0;[.O16]-[.R1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6]&gt;0;[.E16];&quot; &quot;)" office:value-type="string" office:string-value=" ">
            <text:p><text:s/></text:p>
          </table:table-cell>
          <table:table-cell table:style-name="ce190" table:formula="of:=IF([.V16]&gt;0;[.J16];&quot; &quot;)" office:value-type="string" office:string-value=" ">
            <text:p><text:s/></text:p>
          </table:table-cell>
          <table:table-cell table:style-name="ce211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1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7]&gt;0;[.E17]-[.F17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7]&gt;0;MIN([.E17]*[.H17];[.G17]);&quot; &quot;)" office:value-type="string" office:string-value=" ">
            <text:p><text:s/></text:p>
          </table:table-cell>
          <table:table-cell table:style-name="ce190" table:formula="of:=IF([.E17]&gt;0;[.F17]+[.I17];&quot; &quot;)" office:value-type="string" office:string-value=" ">
            <text:p><text:s/></text:p>
          </table:table-cell>
          <table:table-cell table:style-name="ce190" table:formula="of:=IF([.E17]&gt;0;[.E17]-[.J1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7]&gt;0;[.O17]*[.R$4]/100;&quot; &quot;)" office:value-type="string" office:string-value=" ">
            <text:p><text:s/></text:p>
          </table:table-cell>
          <table:table-cell table:style-name="ce211" table:formula="of:=IF([.O17]&gt;0;[.O17]-[.R1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7]&gt;0;[.E17];&quot; &quot;)" office:value-type="string" office:string-value=" ">
            <text:p><text:s/></text:p>
          </table:table-cell>
          <table:table-cell table:style-name="ce190" table:formula="of:=IF([.V17]&gt;0;[.J17];&quot; &quot;)" office:value-type="string" office:string-value=" ">
            <text:p><text:s/></text:p>
          </table:table-cell>
          <table:table-cell table:style-name="ce211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1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8]&gt;0;[.E18]-[.F18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8]&gt;0;MIN([.E18]*[.H18];[.G18]);&quot; &quot;)" office:value-type="string" office:string-value=" ">
            <text:p><text:s/></text:p>
          </table:table-cell>
          <table:table-cell table:style-name="ce190" table:formula="of:=IF([.E18]&gt;0;[.F18]+[.I18];&quot; &quot;)" office:value-type="string" office:string-value=" ">
            <text:p><text:s/></text:p>
          </table:table-cell>
          <table:table-cell table:style-name="ce190" table:formula="of:=IF([.E18]&gt;0;[.E18]-[.J1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8]&gt;0;[.O18]*[.R$4]/100;&quot; &quot;)" office:value-type="string" office:string-value=" ">
            <text:p><text:s/></text:p>
          </table:table-cell>
          <table:table-cell table:style-name="ce211" table:formula="of:=IF([.O18]&gt;0;[.O18]-[.R1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8]&gt;0;[.E18];&quot; &quot;)" office:value-type="string" office:string-value=" ">
            <text:p><text:s/></text:p>
          </table:table-cell>
          <table:table-cell table:style-name="ce190" table:formula="of:=IF([.V18]&gt;0;[.J18];&quot; &quot;)" office:value-type="string" office:string-value=" ">
            <text:p><text:s/></text:p>
          </table:table-cell>
          <table:table-cell table:style-name="ce211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1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9]&gt;0;[.E19]-[.F19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9]&gt;0;MIN([.E19]*[.H19];[.G19]);&quot; &quot;)" office:value-type="string" office:string-value=" ">
            <text:p><text:s/></text:p>
          </table:table-cell>
          <table:table-cell table:style-name="ce190" table:formula="of:=IF([.E19]&gt;0;[.F19]+[.I19];&quot; &quot;)" office:value-type="string" office:string-value=" ">
            <text:p><text:s/></text:p>
          </table:table-cell>
          <table:table-cell table:style-name="ce190" table:formula="of:=IF([.E19]&gt;0;[.E19]-[.J1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9]&gt;0;[.O19]*[.R$4]/100;&quot; &quot;)" office:value-type="string" office:string-value=" ">
            <text:p><text:s/></text:p>
          </table:table-cell>
          <table:table-cell table:style-name="ce211" table:formula="of:=IF([.O19]&gt;0;[.O19]-[.R1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9]&gt;0;[.E19];&quot; &quot;)" office:value-type="string" office:string-value=" ">
            <text:p><text:s/></text:p>
          </table:table-cell>
          <table:table-cell table:style-name="ce190" table:formula="of:=IF([.V19]&gt;0;[.J19];&quot; &quot;)" office:value-type="string" office:string-value=" ">
            <text:p><text:s/></text:p>
          </table:table-cell>
          <table:table-cell table:style-name="ce211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1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0]&gt;0;[.E20]-[.F20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0]&gt;0;MIN([.E20]*[.H20];[.G20]);&quot; &quot;)" office:value-type="string" office:string-value=" ">
            <text:p><text:s/></text:p>
          </table:table-cell>
          <table:table-cell table:style-name="ce190" table:formula="of:=IF([.E20]&gt;0;[.F20]+[.I20];&quot; &quot;)" office:value-type="string" office:string-value=" ">
            <text:p><text:s/></text:p>
          </table:table-cell>
          <table:table-cell table:style-name="ce190" table:formula="of:=IF([.E20]&gt;0;[.E20]-[.J2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0]&gt;0;[.O20]*[.R$4]/100;&quot; &quot;)" office:value-type="string" office:string-value=" ">
            <text:p><text:s/></text:p>
          </table:table-cell>
          <table:table-cell table:style-name="ce211" table:formula="of:=IF([.O20]&gt;0;[.O20]-[.R2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0]&gt;0;[.E20];&quot; &quot;)" office:value-type="string" office:string-value=" ">
            <text:p><text:s/></text:p>
          </table:table-cell>
          <table:table-cell table:style-name="ce190" table:formula="of:=IF([.V20]&gt;0;[.J20];&quot; &quot;)" office:value-type="string" office:string-value=" ">
            <text:p><text:s/></text:p>
          </table:table-cell>
          <table:table-cell table:style-name="ce211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1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1]&gt;0;[.E21]-[.F21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1]&gt;0;MIN([.E21]*[.H21];[.G21]);&quot; &quot;)" office:value-type="string" office:string-value=" ">
            <text:p><text:s/></text:p>
          </table:table-cell>
          <table:table-cell table:style-name="ce190" table:formula="of:=IF([.E21]&gt;0;[.F21]+[.I21];&quot; &quot;)" office:value-type="string" office:string-value=" ">
            <text:p><text:s/></text:p>
          </table:table-cell>
          <table:table-cell table:style-name="ce190" table:formula="of:=IF([.E21]&gt;0;[.E21]-[.J2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1]&gt;0;[.O21]*[.R$4]/100;&quot; &quot;)" office:value-type="string" office:string-value=" ">
            <text:p><text:s/></text:p>
          </table:table-cell>
          <table:table-cell table:style-name="ce211" table:formula="of:=IF([.O21]&gt;0;[.O21]-[.R2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1]&gt;0;[.E21];&quot; &quot;)" office:value-type="string" office:string-value=" ">
            <text:p><text:s/></text:p>
          </table:table-cell>
          <table:table-cell table:style-name="ce190" table:formula="of:=IF([.V21]&gt;0;[.J21];&quot; &quot;)" office:value-type="string" office:string-value=" ">
            <text:p><text:s/></text:p>
          </table:table-cell>
          <table:table-cell table:style-name="ce211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1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22]-[.F22])=(['file:///C:/Users/Antony/diy/GB%20Accounts/GB%20Accounts%202011-12/GB%20Accounts%20Company%202012-09-30%20(Sep12)%20OpenOffice/Financialaccounts.ods'#$OpenAccounts.$H$13]-['file:///C:/Users/Antony/diy/GB%20Accounts/GB%20Accounts%202011-12/GB%20Accounts%20Company%202012-09-30%20(Sep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9" table:formula="of:=SUM([.E14:.E21])" office:value-type="float" office:value="0">
            <text:p>0.00 </text:p>
          </table:table-cell>
          <table:table-cell table:style-name="ce189" table:formula="of:=SUM([.F14:.F21])" office:value-type="float" office:value="0">
            <text:p>0.00 </text:p>
          </table:table-cell>
          <table:table-cell table:style-name="ce200" table:formula="of:=SUM([.G14:.G21])" office:value-type="float" office:value="0">
            <text:p>0.00 </text:p>
          </table:table-cell>
          <table:table-cell table:style-name="ce206"/>
          <table:table-cell table:style-name="ce200" table:formula="of:=SUM([.I14:.I21])" office:value-type="float" office:value="0">
            <text:p>0.00 </text:p>
          </table:table-cell>
          <table:table-cell table:style-name="ce200" table:formula="of:=SUM([.J14:.J21])" office:value-type="float" office:value="0">
            <text:p>0.00 </text:p>
          </table:table-cell>
          <table:table-cell table:style-name="ce200" table:formula="of:=SUM([.K14:.K21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14:.O21])" office:value-type="float" office:value="0">
            <text:p>0.00 </text:p>
          </table:table-cell>
          <table:table-cell table:style-name="ce175"/>
          <table:table-cell table:style-name="ce200" table:formula="of:=SUM([.Q14:.Q21])" office:value-type="float" office:value="0">
            <text:p>0.00 </text:p>
          </table:table-cell>
          <table:table-cell table:style-name="ce200" table:formula="of:=SUM([.R14:.R21])" office:value-type="float" office:value="0">
            <text:p>0.00 </text:p>
          </table:table-cell>
          <table:table-cell table:style-name="ce200" table:formula="of:=SUM([.S14:.S21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14:.V21])" office:value-type="float" office:value="0">
            <text:p>0.00 </text:p>
          </table:table-cell>
          <table:table-cell table:style-name="ce200" table:formula="of:=SUM([.W14:.W21])" office:value-type="float" office:value="0">
            <text:p>0.00 </text:p>
          </table:table-cell>
          <table:table-cell table:style-name="ce200" table:formula="of:=SUM([.X14:.X21])" office:value-type="float" office:value="0">
            <text:p>0.00 </text:p>
          </table:table-cell>
          <table:table-cell table:style-name="ce200" table:formula="of:=SUM([.Y14:.Y21])" office:value-type="float" office:value="0">
            <text:p>0.00 </text:p>
          </table:table-cell>
          <table:table-cell table:style-name="ce200" table:formula="of:=SUM([.Z14:.Z21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5]&gt;0;[.E25]-[.F25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5]&gt;0;MIN([.E25]*[.H25];[.G25]);&quot; &quot;)" office:value-type="string" office:string-value=" ">
            <text:p><text:s/></text:p>
          </table:table-cell>
          <table:table-cell table:style-name="ce190" table:formula="of:=IF([.E25]&gt;0;[.F25]+[.I25];&quot; &quot;)" office:value-type="string" office:string-value=" ">
            <text:p><text:s/></text:p>
          </table:table-cell>
          <table:table-cell table:style-name="ce190" table:formula="of:=IF([.E25]&gt;0;[.E25]-[.J2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5]&gt;0;[.O25]*[.R$4]/100;&quot; &quot;)" office:value-type="string" office:string-value=" ">
            <text:p><text:s/></text:p>
          </table:table-cell>
          <table:table-cell table:style-name="ce211" table:formula="of:=IF([.O25]&gt;0;[.O25]-[.R2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5]&gt;0;[.E25];&quot; &quot;)" office:value-type="string" office:string-value=" ">
            <text:p><text:s/></text:p>
          </table:table-cell>
          <table:table-cell table:style-name="ce190" table:formula="of:=IF([.V25]&gt;0;[.J25];&quot; &quot;)" office:value-type="string" office:string-value=" ">
            <text:p><text:s/></text:p>
          </table:table-cell>
          <table:table-cell table:style-name="ce211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1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6]&gt;0;[.E26]-[.F26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6]&gt;0;MIN([.E26]*[.H26];[.G26]);&quot; &quot;)" office:value-type="string" office:string-value=" ">
            <text:p><text:s/></text:p>
          </table:table-cell>
          <table:table-cell table:style-name="ce190" table:formula="of:=IF([.E26]&gt;0;[.F26]+[.I26];&quot; &quot;)" office:value-type="string" office:string-value=" ">
            <text:p><text:s/></text:p>
          </table:table-cell>
          <table:table-cell table:style-name="ce190" table:formula="of:=IF([.E26]&gt;0;[.E26]-[.J2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6]&gt;0;[.O26]*[.R$4]/100;&quot; &quot;)" office:value-type="string" office:string-value=" ">
            <text:p><text:s/></text:p>
          </table:table-cell>
          <table:table-cell table:style-name="ce211" table:formula="of:=IF([.O26]&gt;0;[.O26]-[.R2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6]&gt;0;[.E26];&quot; &quot;)" office:value-type="string" office:string-value=" ">
            <text:p><text:s/></text:p>
          </table:table-cell>
          <table:table-cell table:style-name="ce190" table:formula="of:=IF([.V26]&gt;0;[.J26];&quot; &quot;)" office:value-type="string" office:string-value=" ">
            <text:p><text:s/></text:p>
          </table:table-cell>
          <table:table-cell table:style-name="ce211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1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7]&gt;0;[.E27]-[.F27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7]&gt;0;MIN([.E27]*[.H27];[.G27]);&quot; &quot;)" office:value-type="string" office:string-value=" ">
            <text:p><text:s/></text:p>
          </table:table-cell>
          <table:table-cell table:style-name="ce190" table:formula="of:=IF([.E27]&gt;0;[.F27]+[.I27];&quot; &quot;)" office:value-type="string" office:string-value=" ">
            <text:p><text:s/></text:p>
          </table:table-cell>
          <table:table-cell table:style-name="ce190" table:formula="of:=IF([.E27]&gt;0;[.E27]-[.J2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7]&gt;0;[.O27]*[.R$4]/100;&quot; &quot;)" office:value-type="string" office:string-value=" ">
            <text:p><text:s/></text:p>
          </table:table-cell>
          <table:table-cell table:style-name="ce211" table:formula="of:=IF([.O27]&gt;0;[.O27]-[.R2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7]&gt;0;[.E27];&quot; &quot;)" office:value-type="string" office:string-value=" ">
            <text:p><text:s/></text:p>
          </table:table-cell>
          <table:table-cell table:style-name="ce190" table:formula="of:=IF([.V27]&gt;0;[.J27];&quot; &quot;)" office:value-type="string" office:string-value=" ">
            <text:p><text:s/></text:p>
          </table:table-cell>
          <table:table-cell table:style-name="ce211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1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8]&gt;0;[.E28]-[.F28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8]&gt;0;MIN([.E28]*[.H28];[.G28]);&quot; &quot;)" office:value-type="string" office:string-value=" ">
            <text:p><text:s/></text:p>
          </table:table-cell>
          <table:table-cell table:style-name="ce190" table:formula="of:=IF([.E28]&gt;0;[.F28]+[.I28];&quot; &quot;)" office:value-type="string" office:string-value=" ">
            <text:p><text:s/></text:p>
          </table:table-cell>
          <table:table-cell table:style-name="ce190" table:formula="of:=IF([.E28]&gt;0;[.E28]-[.J2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8]&gt;0;[.O28]*[.R$4]/100;&quot; &quot;)" office:value-type="string" office:string-value=" ">
            <text:p><text:s/></text:p>
          </table:table-cell>
          <table:table-cell table:style-name="ce211" table:formula="of:=IF([.O28]&gt;0;[.O28]-[.R2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8]&gt;0;[.E28];&quot; &quot;)" office:value-type="string" office:string-value=" ">
            <text:p><text:s/></text:p>
          </table:table-cell>
          <table:table-cell table:style-name="ce190" table:formula="of:=IF([.V28]&gt;0;[.J28];&quot; &quot;)" office:value-type="string" office:string-value=" ">
            <text:p><text:s/></text:p>
          </table:table-cell>
          <table:table-cell table:style-name="ce211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1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9]&gt;0;[.E29]-[.F29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9]&gt;0;MIN([.E29]*[.H29];[.G29]);&quot; &quot;)" office:value-type="string" office:string-value=" ">
            <text:p><text:s/></text:p>
          </table:table-cell>
          <table:table-cell table:style-name="ce190" table:formula="of:=IF([.E29]&gt;0;[.F29]+[.I29];&quot; &quot;)" office:value-type="string" office:string-value=" ">
            <text:p><text:s/></text:p>
          </table:table-cell>
          <table:table-cell table:style-name="ce190" table:formula="of:=IF([.E29]&gt;0;[.E29]-[.J2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9]&gt;0;[.O29]*[.R$4]/100;&quot; &quot;)" office:value-type="string" office:string-value=" ">
            <text:p><text:s/></text:p>
          </table:table-cell>
          <table:table-cell table:style-name="ce211" table:formula="of:=IF([.O29]&gt;0;[.O29]-[.R2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9]&gt;0;[.E29];&quot; &quot;)" office:value-type="string" office:string-value=" ">
            <text:p><text:s/></text:p>
          </table:table-cell>
          <table:table-cell table:style-name="ce190" table:formula="of:=IF([.V29]&gt;0;[.J29];&quot; &quot;)" office:value-type="string" office:string-value=" ">
            <text:p><text:s/></text:p>
          </table:table-cell>
          <table:table-cell table:style-name="ce211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1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30]-[.F30])=(['file:///C:/Users/Antony/diy/GB%20Accounts/GB%20Accounts%202011-12/GB%20Accounts%20Company%202012-09-30%20(Sep12)%20OpenOffice/Financialaccounts.ods'#$OpenAccounts.$I$13]-['file:///C:/Users/Antony/diy/GB%20Accounts/GB%20Accounts%202011-12/GB%20Accounts%20Company%202012-09-30%20(Sep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9" table:formula="of:=SUM([.E25:.E29])" office:value-type="float" office:value="0">
            <text:p>0.00 </text:p>
          </table:table-cell>
          <table:table-cell table:style-name="ce189" table:formula="of:=SUM([.F25:.F29])" office:value-type="float" office:value="0">
            <text:p>0.00 </text:p>
          </table:table-cell>
          <table:table-cell table:style-name="ce200" table:formula="of:=SUM([.G25:.G29])" office:value-type="float" office:value="0">
            <text:p>0.00 </text:p>
          </table:table-cell>
          <table:table-cell table:style-name="ce206"/>
          <table:table-cell table:style-name="ce200" table:formula="of:=SUM([.I25:.I29])" office:value-type="float" office:value="0">
            <text:p>0.00 </text:p>
          </table:table-cell>
          <table:table-cell table:style-name="ce200" table:formula="of:=SUM([.J25:.J29])" office:value-type="float" office:value="0">
            <text:p>0.00 </text:p>
          </table:table-cell>
          <table:table-cell table:style-name="ce200" table:formula="of:=SUM([.K25:.K29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25:.O29])" office:value-type="float" office:value="0">
            <text:p>0.00 </text:p>
          </table:table-cell>
          <table:table-cell table:style-name="ce175"/>
          <table:table-cell table:style-name="ce200" table:formula="of:=SUM([.Q25:.Q29])" office:value-type="float" office:value="0">
            <text:p>0.00 </text:p>
          </table:table-cell>
          <table:table-cell table:style-name="ce200" table:formula="of:=SUM([.R25:.R29])" office:value-type="float" office:value="0">
            <text:p>0.00 </text:p>
          </table:table-cell>
          <table:table-cell table:style-name="ce200" table:formula="of:=SUM([.S25:.S29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25:.V29])" office:value-type="float" office:value="0">
            <text:p>0.00 </text:p>
          </table:table-cell>
          <table:table-cell table:style-name="ce200" table:formula="of:=SUM([.W25:.W29])" office:value-type="float" office:value="0">
            <text:p>0.00 </text:p>
          </table:table-cell>
          <table:table-cell table:style-name="ce200" table:formula="of:=SUM([.X25:.X29])" office:value-type="float" office:value="0">
            <text:p>0.00 </text:p>
          </table:table-cell>
          <table:table-cell table:style-name="ce200" table:formula="of:=SUM([.Y25:.Y29])" office:value-type="float" office:value="0">
            <text:p>0.00 </text:p>
          </table:table-cell>
          <table:table-cell table:style-name="ce200" table:formula="of:=SUM([.Z25:.Z29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3]&gt;0;[.E33]-[.F33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3]&gt;0;MIN([.E33]*[.H33];[.G33]);&quot; &quot;)" office:value-type="string" office:string-value=" ">
            <text:p><text:s/></text:p>
          </table:table-cell>
          <table:table-cell table:style-name="ce190" table:formula="of:=IF([.E33]&gt;0;[.F33]+[.I33];&quot; &quot;)" office:value-type="string" office:string-value=" ">
            <text:p><text:s/></text:p>
          </table:table-cell>
          <table:table-cell table:style-name="ce190" table:formula="of:=IF([.E33]&gt;0;[.E33]-[.J3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3]&gt;0;[.O33]*[.R$4]/100;&quot; &quot;)" office:value-type="string" office:string-value=" ">
            <text:p><text:s/></text:p>
          </table:table-cell>
          <table:table-cell table:style-name="ce211" table:formula="of:=IF([.O33]&gt;0;[.O33]-[.R3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3]&gt;0;[.E33];&quot; &quot;)" office:value-type="string" office:string-value=" ">
            <text:p><text:s/></text:p>
          </table:table-cell>
          <table:table-cell table:style-name="ce190" table:formula="of:=IF([.V33]&gt;0;[.J33];&quot; &quot;)" office:value-type="string" office:string-value=" ">
            <text:p><text:s/></text:p>
          </table:table-cell>
          <table:table-cell table:style-name="ce211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1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4]&gt;0;[.E34]-[.F34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4]&gt;0;MIN([.E34]*[.H34];[.G34]);&quot; &quot;)" office:value-type="string" office:string-value=" ">
            <text:p><text:s/></text:p>
          </table:table-cell>
          <table:table-cell table:style-name="ce190" table:formula="of:=IF([.E34]&gt;0;[.F34]+[.I34];&quot; &quot;)" office:value-type="string" office:string-value=" ">
            <text:p><text:s/></text:p>
          </table:table-cell>
          <table:table-cell table:style-name="ce190" table:formula="of:=IF([.E34]&gt;0;[.E34]-[.J3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4]&gt;0;[.O34]*[.R$4]/100;&quot; &quot;)" office:value-type="string" office:string-value=" ">
            <text:p><text:s/></text:p>
          </table:table-cell>
          <table:table-cell table:style-name="ce211" table:formula="of:=IF([.O34]&gt;0;[.O34]-[.R3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4]&gt;0;[.E34];&quot; &quot;)" office:value-type="string" office:string-value=" ">
            <text:p><text:s/></text:p>
          </table:table-cell>
          <table:table-cell table:style-name="ce190" table:formula="of:=IF([.V34]&gt;0;[.J34];&quot; &quot;)" office:value-type="string" office:string-value=" ">
            <text:p><text:s/></text:p>
          </table:table-cell>
          <table:table-cell table:style-name="ce211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1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5]&gt;0;[.E35]-[.F35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5]&gt;0;MIN([.E35]*[.H35];[.G35]);&quot; &quot;)" office:value-type="string" office:string-value=" ">
            <text:p><text:s/></text:p>
          </table:table-cell>
          <table:table-cell table:style-name="ce190" table:formula="of:=IF([.E35]&gt;0;[.F35]+[.I35];&quot; &quot;)" office:value-type="string" office:string-value=" ">
            <text:p><text:s/></text:p>
          </table:table-cell>
          <table:table-cell table:style-name="ce190" table:formula="of:=IF([.E35]&gt;0;[.E35]-[.J3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5]&gt;0;[.O35]*[.R$4]/100;&quot; &quot;)" office:value-type="string" office:string-value=" ">
            <text:p><text:s/></text:p>
          </table:table-cell>
          <table:table-cell table:style-name="ce211" table:formula="of:=IF([.O35]&gt;0;[.O35]-[.R3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5]&gt;0;[.E35];&quot; &quot;)" office:value-type="string" office:string-value=" ">
            <text:p><text:s/></text:p>
          </table:table-cell>
          <table:table-cell table:style-name="ce190" table:formula="of:=IF([.V35]&gt;0;[.J35];&quot; &quot;)" office:value-type="string" office:string-value=" ">
            <text:p><text:s/></text:p>
          </table:table-cell>
          <table:table-cell table:style-name="ce211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1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6]&gt;0;[.E36]-[.F36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6]&gt;0;MIN([.E36]*[.H36];[.G36]);&quot; &quot;)" office:value-type="string" office:string-value=" ">
            <text:p><text:s/></text:p>
          </table:table-cell>
          <table:table-cell table:style-name="ce190" table:formula="of:=IF([.E36]&gt;0;[.F36]+[.I36];&quot; &quot;)" office:value-type="string" office:string-value=" ">
            <text:p><text:s/></text:p>
          </table:table-cell>
          <table:table-cell table:style-name="ce190" table:formula="of:=IF([.E36]&gt;0;[.E36]-[.J3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6]&gt;0;[.O36]*[.R$4]/100;&quot; &quot;)" office:value-type="string" office:string-value=" ">
            <text:p><text:s/></text:p>
          </table:table-cell>
          <table:table-cell table:style-name="ce211" table:formula="of:=IF([.O36]&gt;0;[.O36]-[.R3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6]&gt;0;[.E36];&quot; &quot;)" office:value-type="string" office:string-value=" ">
            <text:p><text:s/></text:p>
          </table:table-cell>
          <table:table-cell table:style-name="ce190" table:formula="of:=IF([.V36]&gt;0;[.J36];&quot; &quot;)" office:value-type="string" office:string-value=" ">
            <text:p><text:s/></text:p>
          </table:table-cell>
          <table:table-cell table:style-name="ce211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1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7]&gt;0;[.E37]-[.F37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7]&gt;0;MIN([.E37]*[.H37];[.G37]);&quot; &quot;)" office:value-type="string" office:string-value=" ">
            <text:p><text:s/></text:p>
          </table:table-cell>
          <table:table-cell table:style-name="ce190" table:formula="of:=IF([.E37]&gt;0;[.F37]+[.I37];&quot; &quot;)" office:value-type="string" office:string-value=" ">
            <text:p><text:s/></text:p>
          </table:table-cell>
          <table:table-cell table:style-name="ce190" table:formula="of:=IF([.E37]&gt;0;[.E37]-[.J3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7]&gt;0;[.O37]*[.R$4]/100;&quot; &quot;)" office:value-type="string" office:string-value=" ">
            <text:p><text:s/></text:p>
          </table:table-cell>
          <table:table-cell table:style-name="ce211" table:formula="of:=IF([.O37]&gt;0;[.O37]-[.R3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7]&gt;0;[.E37];&quot; &quot;)" office:value-type="string" office:string-value=" ">
            <text:p><text:s/></text:p>
          </table:table-cell>
          <table:table-cell table:style-name="ce190" table:formula="of:=IF([.V37]&gt;0;[.J37];&quot; &quot;)" office:value-type="string" office:string-value=" ">
            <text:p><text:s/></text:p>
          </table:table-cell>
          <table:table-cell table:style-name="ce211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1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8]&gt;0;[.E38]-[.F38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8]&gt;0;MIN([.E38]*[.H38];[.G38]);&quot; &quot;)" office:value-type="string" office:string-value=" ">
            <text:p><text:s/></text:p>
          </table:table-cell>
          <table:table-cell table:style-name="ce190" table:formula="of:=IF([.E38]&gt;0;[.F38]+[.I38];&quot; &quot;)" office:value-type="string" office:string-value=" ">
            <text:p><text:s/></text:p>
          </table:table-cell>
          <table:table-cell table:style-name="ce190" table:formula="of:=IF([.E38]&gt;0;[.E38]-[.J3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8]&gt;0;[.O38]*[.R$4]/100;&quot; &quot;)" office:value-type="string" office:string-value=" ">
            <text:p><text:s/></text:p>
          </table:table-cell>
          <table:table-cell table:style-name="ce211" table:formula="of:=IF([.O38]&gt;0;[.O38]-[.R3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8]&gt;0;[.E38];&quot; &quot;)" office:value-type="string" office:string-value=" ">
            <text:p><text:s/></text:p>
          </table:table-cell>
          <table:table-cell table:style-name="ce190" table:formula="of:=IF([.V38]&gt;0;[.J38];&quot; &quot;)" office:value-type="string" office:string-value=" ">
            <text:p><text:s/></text:p>
          </table:table-cell>
          <table:table-cell table:style-name="ce211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1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9]&gt;0;[.E39]-[.F39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9]&gt;0;MIN([.E39]*[.H39];[.G39]);&quot; &quot;)" office:value-type="string" office:string-value=" ">
            <text:p><text:s/></text:p>
          </table:table-cell>
          <table:table-cell table:style-name="ce190" table:formula="of:=IF([.E39]&gt;0;[.F39]+[.I39];&quot; &quot;)" office:value-type="string" office:string-value=" ">
            <text:p><text:s/></text:p>
          </table:table-cell>
          <table:table-cell table:style-name="ce190" table:formula="of:=IF([.E39]&gt;0;[.E39]-[.J3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9]&gt;0;[.O39]*[.R$4]/100;&quot; &quot;)" office:value-type="string" office:string-value=" ">
            <text:p><text:s/></text:p>
          </table:table-cell>
          <table:table-cell table:style-name="ce211" table:formula="of:=IF([.O39]&gt;0;[.O39]-[.R3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9]&gt;0;[.E39];&quot; &quot;)" office:value-type="string" office:string-value=" ">
            <text:p><text:s/></text:p>
          </table:table-cell>
          <table:table-cell table:style-name="ce190" table:formula="of:=IF([.V39]&gt;0;[.J39];&quot; &quot;)" office:value-type="string" office:string-value=" ">
            <text:p><text:s/></text:p>
          </table:table-cell>
          <table:table-cell table:style-name="ce211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1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0]&gt;0;[.E40]-[.F40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40]&gt;0;MIN([.E40]*[.H40];[.G40]);&quot; &quot;)" office:value-type="string" office:string-value=" ">
            <text:p><text:s/></text:p>
          </table:table-cell>
          <table:table-cell table:style-name="ce190" table:formula="of:=IF([.E40]&gt;0;[.F40]+[.I40];&quot; &quot;)" office:value-type="string" office:string-value=" ">
            <text:p><text:s/></text:p>
          </table:table-cell>
          <table:table-cell table:style-name="ce190" table:formula="of:=IF([.E40]&gt;0;[.E40]-[.J4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0]&gt;0;[.O40]*[.R$4]/100;&quot; &quot;)" office:value-type="string" office:string-value=" ">
            <text:p><text:s/></text:p>
          </table:table-cell>
          <table:table-cell table:style-name="ce211" table:formula="of:=IF([.O40]&gt;0;[.O40]-[.R4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0]&gt;0;[.E40];&quot; &quot;)" office:value-type="string" office:string-value=" ">
            <text:p><text:s/></text:p>
          </table:table-cell>
          <table:table-cell table:style-name="ce190" table:formula="of:=IF([.V40]&gt;0;[.J40];&quot; &quot;)" office:value-type="string" office:string-value=" ">
            <text:p><text:s/></text:p>
          </table:table-cell>
          <table:table-cell table:style-name="ce211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1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41]-[.F41])=(['file:///C:/Users/Antony/diy/GB%20Accounts/GB%20Accounts%202011-12/GB%20Accounts%20Company%202012-09-30%20(Sep12)%20OpenOffice/Financialaccounts.ods'#$OpenAccounts.$J$13]-['file:///C:/Users/Antony/diy/GB%20Accounts/GB%20Accounts%202011-12/GB%20Accounts%20Company%202012-09-30%20(Sep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9" table:formula="of:=SUM([.E33:.E40])" office:value-type="float" office:value="0">
            <text:p>0.00 </text:p>
          </table:table-cell>
          <table:table-cell table:style-name="ce189" table:formula="of:=SUM([.F33:.F40])" office:value-type="float" office:value="0">
            <text:p>0.00 </text:p>
          </table:table-cell>
          <table:table-cell table:style-name="ce200" table:formula="of:=SUM([.G33:.G40])" office:value-type="float" office:value="0">
            <text:p>0.00 </text:p>
          </table:table-cell>
          <table:table-cell table:style-name="ce206"/>
          <table:table-cell table:style-name="ce200" table:formula="of:=SUM([.I33:.I40])" office:value-type="float" office:value="0">
            <text:p>0.00 </text:p>
          </table:table-cell>
          <table:table-cell table:style-name="ce200" table:formula="of:=SUM([.J33:.J40])" office:value-type="float" office:value="0">
            <text:p>0.00 </text:p>
          </table:table-cell>
          <table:table-cell table:style-name="ce200" table:formula="of:=SUM([.K33:.K4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33:.O40])" office:value-type="float" office:value="0">
            <text:p>0.00 </text:p>
          </table:table-cell>
          <table:table-cell table:style-name="ce175"/>
          <table:table-cell table:style-name="ce200" table:formula="of:=SUM([.Q33:.Q40])" office:value-type="float" office:value="0">
            <text:p>0.00 </text:p>
          </table:table-cell>
          <table:table-cell table:style-name="ce200" table:formula="of:=SUM([.R33:.R40])" office:value-type="float" office:value="0">
            <text:p>0.00 </text:p>
          </table:table-cell>
          <table:table-cell table:style-name="ce200" table:formula="of:=SUM([.S33:.S4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33:.V40])" office:value-type="float" office:value="0">
            <text:p>0.00 </text:p>
          </table:table-cell>
          <table:table-cell table:style-name="ce200" table:formula="of:=SUM([.W33:.W40])" office:value-type="float" office:value="0">
            <text:p>0.00 </text:p>
          </table:table-cell>
          <table:table-cell table:style-name="ce200" table:formula="of:=SUM([.X33:.X40])" office:value-type="float" office:value="0">
            <text:p>0.00 </text:p>
          </table:table-cell>
          <table:table-cell table:style-name="ce200" table:formula="of:=SUM([.Y33:.Y40])" office:value-type="float" office:value="0">
            <text:p>0.00 </text:p>
          </table:table-cell>
          <table:table-cell table:style-name="ce200" table:formula="of:=SUM([.Z33:.Z4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25">
            <text:p>25%</text:p>
          </table:table-cell>
          <table:table-cell table:style-name="ce190" table:number-columns-repeated="4"/>
          <table:table-cell table:style-name="ce214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28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4]&gt;0;[.E44]-[.F4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4]&gt;0;MIN([.E44]*[.H44];[.G44]);&quot; &quot;)" office:value-type="string" office:string-value=" ">
            <text:p><text:s/></text:p>
          </table:table-cell>
          <table:table-cell table:style-name="ce190" table:formula="of:=IF([.E44]&gt;0;[.F44]+[.I44];&quot; &quot;)" office:value-type="string" office:string-value=" ">
            <text:p><text:s/></text:p>
          </table:table-cell>
          <table:table-cell table:style-name="ce190" table:formula="of:=IF([.E44]&gt;0;[.E44]-[.J4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4]&gt;0;MIN([.O44]*[.R$4]/100*(1-[.M44]);3000*(1-[.M44]));&quot; &quot;)" office:value-type="string" office:string-value=" ">
            <text:p><text:s/></text:p>
          </table:table-cell>
          <table:table-cell table:style-name="ce211" table:formula="of:=IF([.O44]&gt;0;[.O44]-[.R4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4]&gt;0;[.E44];&quot; &quot;)" office:value-type="string" office:string-value=" ">
            <text:p><text:s/></text:p>
          </table:table-cell>
          <table:table-cell table:style-name="ce190" table:formula="of:=IF([.V44]&gt;0;[.J44];&quot; &quot;)" office:value-type="string" office:string-value=" ">
            <text:p><text:s/></text:p>
          </table:table-cell>
          <table:table-cell table:style-name="ce211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1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5]&gt;0;[.E45]-[.F45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5]&gt;0;MIN([.E45]*[.H45];[.G45]);&quot; &quot;)" office:value-type="string" office:string-value=" ">
            <text:p><text:s/></text:p>
          </table:table-cell>
          <table:table-cell table:style-name="ce190" table:formula="of:=IF([.E45]&gt;0;[.F45]+[.I45];&quot; &quot;)" office:value-type="string" office:string-value=" ">
            <text:p><text:s/></text:p>
          </table:table-cell>
          <table:table-cell table:style-name="ce190" table:formula="of:=IF([.E45]&gt;0;[.E45]-[.J4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5]&gt;0;MIN([.O45]*[.R$4]/100*(1-[.M45]);3000*(1-[.M45]));&quot; &quot;)" office:value-type="string" office:string-value=" ">
            <text:p><text:s/></text:p>
          </table:table-cell>
          <table:table-cell table:style-name="ce211" table:formula="of:=IF([.O45]&gt;0;[.O45]-[.R4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5]&gt;0;[.E45];&quot; &quot;)" office:value-type="string" office:string-value=" ">
            <text:p><text:s/></text:p>
          </table:table-cell>
          <table:table-cell table:style-name="ce190" table:formula="of:=IF([.V45]&gt;0;[.J45];&quot; &quot;)" office:value-type="string" office:string-value=" ">
            <text:p><text:s/></text:p>
          </table:table-cell>
          <table:table-cell table:style-name="ce211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1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6]&gt;0;[.E46]-[.F46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6]&gt;0;MIN([.E46]*[.H46];[.G46]);&quot; &quot;)" office:value-type="string" office:string-value=" ">
            <text:p><text:s/></text:p>
          </table:table-cell>
          <table:table-cell table:style-name="ce190" table:formula="of:=IF([.E46]&gt;0;[.F46]+[.I46];&quot; &quot;)" office:value-type="string" office:string-value=" ">
            <text:p><text:s/></text:p>
          </table:table-cell>
          <table:table-cell table:style-name="ce190" table:formula="of:=IF([.E46]&gt;0;[.E46]-[.J4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6]&gt;0;MIN([.O46]*[.R$4]/100*(1-[.M46]);3000*(1-[.M46]));&quot; &quot;)" office:value-type="string" office:string-value=" ">
            <text:p><text:s/></text:p>
          </table:table-cell>
          <table:table-cell table:style-name="ce211" table:formula="of:=IF([.O46]&gt;0;[.O46]-[.R4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6]&gt;0;[.E46];&quot; &quot;)" office:value-type="string" office:string-value=" ">
            <text:p><text:s/></text:p>
          </table:table-cell>
          <table:table-cell table:style-name="ce190" table:formula="of:=IF([.V46]&gt;0;[.J46];&quot; &quot;)" office:value-type="string" office:string-value=" ">
            <text:p><text:s/></text:p>
          </table:table-cell>
          <table:table-cell table:style-name="ce211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1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7]&gt;0;[.E47]-[.F47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7]&gt;0;MIN([.E47]*[.H47];[.G47]);&quot; &quot;)" office:value-type="string" office:string-value=" ">
            <text:p><text:s/></text:p>
          </table:table-cell>
          <table:table-cell table:style-name="ce190" table:formula="of:=IF([.E47]&gt;0;[.F47]+[.I47];&quot; &quot;)" office:value-type="string" office:string-value=" ">
            <text:p><text:s/></text:p>
          </table:table-cell>
          <table:table-cell table:style-name="ce190" table:formula="of:=IF([.E47]&gt;0;[.E47]-[.J4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7]&gt;0;MIN([.O47]*[.R$4]/100*(1-[.M47]);3000*(1-[.M47]));&quot; &quot;)" office:value-type="string" office:string-value=" ">
            <text:p><text:s/></text:p>
          </table:table-cell>
          <table:table-cell table:style-name="ce211" table:formula="of:=IF([.O47]&gt;0;[.O47]-[.R4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7]&gt;0;[.E47];&quot; &quot;)" office:value-type="string" office:string-value=" ">
            <text:p><text:s/></text:p>
          </table:table-cell>
          <table:table-cell table:style-name="ce190" table:formula="of:=IF([.V47]&gt;0;[.J47];&quot; &quot;)" office:value-type="string" office:string-value=" ">
            <text:p><text:s/></text:p>
          </table:table-cell>
          <table:table-cell table:style-name="ce211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1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8]&gt;0;[.E48]-[.F48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8]&gt;0;MIN([.E48]*[.H48];[.G48]);&quot; &quot;)" office:value-type="string" office:string-value=" ">
            <text:p><text:s/></text:p>
          </table:table-cell>
          <table:table-cell table:style-name="ce190" table:formula="of:=IF([.E48]&gt;0;[.F48]+[.I48];&quot; &quot;)" office:value-type="string" office:string-value=" ">
            <text:p><text:s/></text:p>
          </table:table-cell>
          <table:table-cell table:style-name="ce190" table:formula="of:=IF([.E48]&gt;0;[.E48]-[.J4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8]&gt;0;MIN([.O48]*[.R$4]/100*(1-[.M48]);3000*(1-[.M48]));&quot; &quot;)" office:value-type="string" office:string-value=" ">
            <text:p><text:s/></text:p>
          </table:table-cell>
          <table:table-cell table:style-name="ce211" table:formula="of:=IF([.O48]&gt;0;[.O48]-[.R4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8]&gt;0;[.E48];&quot; &quot;)" office:value-type="string" office:string-value=" ">
            <text:p><text:s/></text:p>
          </table:table-cell>
          <table:table-cell table:style-name="ce190" table:formula="of:=IF([.V48]&gt;0;[.J48];&quot; &quot;)" office:value-type="string" office:string-value=" ">
            <text:p><text:s/></text:p>
          </table:table-cell>
          <table:table-cell table:style-name="ce211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1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0]&gt;0;[.E50]-[.F50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0]&gt;0;MIN([.E50]*[.H50];[.G50]);&quot; &quot;)" office:value-type="string" office:string-value=" ">
            <text:p><text:s/></text:p>
          </table:table-cell>
          <table:table-cell table:style-name="ce190" table:formula="of:=IF([.E50]&gt;0;[.F50]+[.I50];&quot; &quot;)" office:value-type="string" office:string-value=" ">
            <text:p><text:s/></text:p>
          </table:table-cell>
          <table:table-cell table:style-name="ce190" table:formula="of:=IF([.E50]&gt;0;[.E50]-[.J5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0]&gt;0;IF([.O50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1" table:formula="of:=IF([.O50]&gt;0;[.O50]-[.R5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0]&gt;0;[.E50];&quot; &quot;)" office:value-type="string" office:string-value=" ">
            <text:p><text:s/></text:p>
          </table:table-cell>
          <table:table-cell table:style-name="ce190" table:formula="of:=IF([.V50]&gt;0;[.J50];&quot; &quot;)" office:value-type="string" office:string-value=" ">
            <text:p><text:s/></text:p>
          </table:table-cell>
          <table:table-cell table:style-name="ce211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1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1]&gt;0;[.E51]-[.F51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1]&gt;0;MIN([.E51]*[.H51];[.G51]);&quot; &quot;)" office:value-type="string" office:string-value=" ">
            <text:p><text:s/></text:p>
          </table:table-cell>
          <table:table-cell table:style-name="ce190" table:formula="of:=IF([.E51]&gt;0;[.F51]+[.I51];&quot; &quot;)" office:value-type="string" office:string-value=" ">
            <text:p><text:s/></text:p>
          </table:table-cell>
          <table:table-cell table:style-name="ce190" table:formula="of:=IF([.E51]&gt;0;[.E51]-[.J5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1]&gt;0;IF([.O51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1" table:formula="of:=IF([.O51]&gt;0;[.O51]-[.R5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1]&gt;0;[.E51];&quot; &quot;)" office:value-type="string" office:string-value=" ">
            <text:p><text:s/></text:p>
          </table:table-cell>
          <table:table-cell table:style-name="ce190" table:formula="of:=IF([.V51]&gt;0;[.J51];&quot; &quot;)" office:value-type="string" office:string-value=" ">
            <text:p><text:s/></text:p>
          </table:table-cell>
          <table:table-cell table:style-name="ce211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1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2]&gt;0;[.E52]-[.F52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2]&gt;0;MIN([.E52]*[.H52];[.G52]);&quot; &quot;)" office:value-type="string" office:string-value=" ">
            <text:p><text:s/></text:p>
          </table:table-cell>
          <table:table-cell table:style-name="ce190" table:formula="of:=IF([.E52]&gt;0;[.F52]+[.I52];&quot; &quot;)" office:value-type="string" office:string-value=" ">
            <text:p><text:s/></text:p>
          </table:table-cell>
          <table:table-cell table:style-name="ce190" table:formula="of:=IF([.E52]&gt;0;[.E52]-[.J52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2]&gt;0;IF([.O52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1" table:formula="of:=IF([.O52]&gt;0;[.O52]-[.R5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2]&gt;0;[.E52];&quot; &quot;)" office:value-type="string" office:string-value=" ">
            <text:p><text:s/></text:p>
          </table:table-cell>
          <table:table-cell table:style-name="ce190" table:formula="of:=IF([.V52]&gt;0;[.J52];&quot; &quot;)" office:value-type="string" office:string-value=" ">
            <text:p><text:s/></text:p>
          </table:table-cell>
          <table:table-cell table:style-name="ce211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1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3]&gt;0;[.E53]-[.F53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3]&gt;0;MIN([.E53]*[.H53];[.G53]);&quot; &quot;)" office:value-type="string" office:string-value=" ">
            <text:p><text:s/></text:p>
          </table:table-cell>
          <table:table-cell table:style-name="ce190" table:formula="of:=IF([.E53]&gt;0;[.F53]+[.I53];&quot; &quot;)" office:value-type="string" office:string-value=" ">
            <text:p><text:s/></text:p>
          </table:table-cell>
          <table:table-cell table:style-name="ce190" table:formula="of:=IF([.E53]&gt;0;[.E53]-[.J5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3]&gt;0;IF([.O53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1" table:formula="of:=IF([.O53]&gt;0;[.O53]-[.R5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3]&gt;0;[.E53];&quot; &quot;)" office:value-type="string" office:string-value=" ">
            <text:p><text:s/></text:p>
          </table:table-cell>
          <table:table-cell table:style-name="ce190" table:formula="of:=IF([.V53]&gt;0;[.J53];&quot; &quot;)" office:value-type="string" office:string-value=" ">
            <text:p><text:s/></text:p>
          </table:table-cell>
          <table:table-cell table:style-name="ce211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1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4]&gt;0;[.E54]-[.F5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4]&gt;0;MIN([.E54]*[.H54];[.G54]);&quot; &quot;)" office:value-type="string" office:string-value=" ">
            <text:p><text:s/></text:p>
          </table:table-cell>
          <table:table-cell table:style-name="ce190" table:formula="of:=IF([.E54]&gt;0;[.F54]+[.I54];&quot; &quot;)" office:value-type="string" office:string-value=" ">
            <text:p><text:s/></text:p>
          </table:table-cell>
          <table:table-cell table:style-name="ce190" table:formula="of:=IF([.E54]&gt;0;[.E54]-[.J5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4]&gt;0;IF([.O54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1" table:formula="of:=IF([.O54]&gt;0;[.O54]-[.R5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4]&gt;0;[.E54];&quot; &quot;)" office:value-type="string" office:string-value=" ">
            <text:p><text:s/></text:p>
          </table:table-cell>
          <table:table-cell table:style-name="ce190" table:formula="of:=IF([.V54]&gt;0;[.J54];&quot; &quot;)" office:value-type="string" office:string-value=" ">
            <text:p><text:s/></text:p>
          </table:table-cell>
          <table:table-cell table:style-name="ce211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1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55]-[.F55])=(['file:///C:/Users/Antony/diy/GB%20Accounts/GB%20Accounts%202011-12/GB%20Accounts%20Company%202012-09-30%20(Sep12)%20OpenOffice/Financialaccounts.ods'#$OpenAccounts.$K$13]-['file:///C:/Users/Antony/diy/GB%20Accounts/GB%20Accounts%202011-12/GB%20Accounts%20Company%202012-09-30%20(Sep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9" table:formula="of:=SUM([.E44:.E54])" office:value-type="float" office:value="0">
            <text:p>0.00 </text:p>
          </table:table-cell>
          <table:table-cell table:style-name="ce189" table:formula="of:=SUM([.F44:.F54])" office:value-type="float" office:value="0">
            <text:p>0.00 </text:p>
          </table:table-cell>
          <table:table-cell table:style-name="ce200" table:formula="of:=SUM([.G44:.G54])" office:value-type="float" office:value="0">
            <text:p>0.00 </text:p>
          </table:table-cell>
          <table:table-cell table:style-name="ce206"/>
          <table:table-cell table:style-name="ce200" table:formula="of:=SUM([.I44:.I54])" office:value-type="float" office:value="0">
            <text:p>0.00 </text:p>
          </table:table-cell>
          <table:table-cell table:style-name="ce200" table:formula="of:=SUM([.J44:.J54])" office:value-type="float" office:value="0">
            <text:p>0.00 </text:p>
          </table:table-cell>
          <table:table-cell table:style-name="ce200" table:formula="of:=SUM([.K44:.K54])" office:value-type="float" office:value="0">
            <text:p>0.00 </text:p>
          </table:table-cell>
          <table:table-cell table:style-name="ce190"/>
          <table:table-cell table:style-name="ce214"/>
          <table:table-cell table:style-name="ce190"/>
          <table:table-cell table:style-name="ce200" table:formula="of:=SUM([.O44:.O54])" office:value-type="float" office:value="0">
            <text:p>0.00 </text:p>
          </table:table-cell>
          <table:table-cell table:style-name="ce175"/>
          <table:table-cell table:style-name="ce200" table:formula="of:=SUM([.Q44:.Q54])" office:value-type="float" office:value="0">
            <text:p>0.00 </text:p>
          </table:table-cell>
          <table:table-cell table:style-name="ce200" table:formula="of:=SUM([.R44:.R54])" office:value-type="float" office:value="0">
            <text:p>0.00 </text:p>
          </table:table-cell>
          <table:table-cell table:style-name="ce200" table:formula="of:=SUM([.S44:.S54])" office:value-type="float" office:value="0">
            <text:p>0.00 </text:p>
          </table:table-cell>
          <table:table-cell table:style-name="ce190"/>
          <table:table-cell table:style-name="ce93"/>
          <table:table-cell table:style-name="ce189" table:formula="of:=SUM([.V44:.V54])" office:value-type="float" office:value="0">
            <text:p>0.00 </text:p>
          </table:table-cell>
          <table:table-cell table:style-name="ce200" table:formula="of:=SUM([.W44:.W54])" office:value-type="float" office:value="0">
            <text:p>0.00 </text:p>
          </table:table-cell>
          <table:table-cell table:style-name="ce200" table:formula="of:=SUM([.X44:.X54])" office:value-type="float" office:value="0">
            <text:p>0.00 </text:p>
          </table:table-cell>
          <table:table-cell table:style-name="ce200" table:formula="of:=SUM([.Y44:.Y54])" office:value-type="float" office:value="0">
            <text:p>0.00 </text:p>
          </table:table-cell>
          <table:table-cell table:style-name="ce200" table:formula="of:=SUM([.Z44:.Z5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3"/>
          <table:table-cell table:style-name="ce165"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7" table:formula="of:=[.D6]" office:value-type="date" office:date-value="2011-10-01">
            <text:p>01-Oct-11</text:p>
          </table:table-cell>
          <table:table-cell table:style-name="ce191" table:formula="of:=[.E11]+[.E22]+[.E30]+[.E41]+[.E55]" office:value-type="float" office:value="0">
            <text:p>0.00 </text:p>
          </table:table-cell>
          <table:table-cell table:style-name="ce191" table:formula="of:=[.F11]+[.F22]+[.F30]+[.F41]+[.F55]" office:value-type="float" office:value="0">
            <text:p>0.00 </text:p>
          </table:table-cell>
          <table:table-cell table:style-name="ce191" table:formula="of:=[.G11]+[.G22]+[.G30]+[.G41]+[.G55]" office:value-type="float" office:value="0">
            <text:p>0.00 </text:p>
          </table:table-cell>
          <table:table-cell table:style-name="ce206"/>
          <table:table-cell table:style-name="ce191" table:formula="of:=[.I11]+[.I22]+[.I30]+[.I41]+[.I55]" office:value-type="float" office:value="0">
            <text:p>0.00 </text:p>
          </table:table-cell>
          <table:table-cell table:style-name="ce191" table:formula="of:=[.J11]+[.J22]+[.J30]+[.J41]+[.J55]" office:value-type="float" office:value="0">
            <text:p>0.00 </text:p>
          </table:table-cell>
          <table:table-cell table:style-name="ce191" table:formula="of:=[.K11]+[.K22]+[.K30]+[.K41]+[.K55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11]+[.O22]+[.O30]+[.O41]+[.O55]" office:value-type="float" office:value="0">
            <text:p>0.00 </text:p>
          </table:table-cell>
          <table:table-cell table:style-name="ce175"/>
          <table:table-cell table:style-name="ce191" table:formula="of:=[.Q11]+[.Q22]+[.Q30]+[.Q41]+[.Q55]" office:value-type="float" office:value="0">
            <text:p>0.00 </text:p>
          </table:table-cell>
          <table:table-cell table:style-name="ce191" table:formula="of:=[.R11]+[.R22]+[.R30]+[.R41]+[.R55]" office:value-type="float" office:value="0">
            <text:p>0.00 </text:p>
          </table:table-cell>
          <table:table-cell table:style-name="ce191" table:formula="of:=[.S11]+[.S22]+[.S30]+[.S41]+[.S55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11]+[.V22]+[.V30]+[.V41]+[.V55]" office:value-type="float" office:value="0">
            <text:p>0.00 </text:p>
          </table:table-cell>
          <table:table-cell table:style-name="ce191" table:formula="of:=[.W11]+[.W22]+[.W30]+[.W41]+[.W55]" office:value-type="float" office:value="0">
            <text:p>0.00 </text:p>
          </table:table-cell>
          <table:table-cell table:style-name="ce191" table:formula="of:=[.X11]+[.X22]+[.X30]+[.X41]+[.X55]" office:value-type="float" office:value="0">
            <text:p>0.00 </text:p>
          </table:table-cell>
          <table:table-cell table:style-name="ce191" table:formula="of:=[.Y11]+[.Y22]+[.Y30]+[.Y41]+[.Y55]" office:value-type="float" office:value="0">
            <text:p>0.00 </text:p>
          </table:table-cell>
          <table:table-cell table:style-name="ce191" table:formula="of:=[.Z11]+[.Z22]+[.Z30]+[.Z41]+[.Z55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2">
          <table:table-cell table:style-name="ce80"/>
          <table:table-cell table:style-name="ce94"/>
          <table:table-cell table:style-name="ce166"/>
          <table:table-cell table:style-name="ce178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95" office:value-type="string" table:number-columns-spanned="2" table:number-rows-spanned="1">
            <text:p>NEW FIXED ASSETS Bought This Year</text:p>
          </table:table-cell>
          <table:covered-table-cell/>
          <table:table-cell table:style-name="ce179" table:formula="of:=[.D57]" office:value-type="date" office:date-value="2011-10-01">
            <text:p>01-Oct-11</text:p>
          </table:table-cell>
          <table:table-cell table:style-name="ce192" office:value-type="string">
            <text:p>to</text:p>
          </table:table-cell>
          <table:table-cell table:style-name="ce198" table:formula="of:=[.J4]" office:value-type="date" office:date-value="2012-09-30">
            <text:p>30-Sep-12</text:p>
          </table:table-cell>
          <table:table-cell table:style-name="ce199"/>
          <table:table-cell table:style-name="ce206"/>
          <table:table-cell table:style-name="ce211" table:number-columns-repeated="4"/>
          <table:table-cell table:style-name="ce206"/>
          <table:table-cell table:style-name="ce211" table:number-columns-repeated="2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3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/>
          <table:table-cell table:style-name="ce199" table:number-columns-repeated="2"/>
          <table:table-cell table:style-name="ce208" table:formula="of:=[.H$7]" office:value-type="percentage" office:value="0">
            <text:p>0%</text:p>
          </table:table-cell>
          <table:table-cell table:style-name="ce187" table:number-columns-repeated="4"/>
          <table:table-cell table:style-name="ce206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1]&gt;0;MIN([.E61]*[.H61];[.G61]);&quot; &quot;)" office:value-type="string" office:string-value=" ">
            <text:p><text:s/></text:p>
          </table:table-cell>
          <table:table-cell table:style-name="ce190" table:formula="of:=IF([.E61]&gt;0;[.F61]+[.I61];&quot; &quot;)" office:value-type="string" office:string-value=" ">
            <text:p><text:s/></text:p>
          </table:table-cell>
          <table:table-cell table:style-name="ce190" table:formula="of:=IF([.E61]&gt;0;[.E61]-[.J6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1]&gt;0;[.E61];&quot; &quot;)" office:value-type="string" office:string-value=" ">
            <text:p><text:s/></text:p>
          </table:table-cell>
          <table:table-cell table:style-name="ce190" table:formula="of:=IF([.V61]&gt;0;[.J61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2]&gt;0;MIN([.E62]*[.H62];[.G62]);&quot; &quot;)" office:value-type="string" office:string-value=" ">
            <text:p><text:s/></text:p>
          </table:table-cell>
          <table:table-cell table:style-name="ce190" table:formula="of:=IF([.E62]&gt;0;[.F62]+[.I62];&quot; &quot;)" office:value-type="string" office:string-value=" ">
            <text:p><text:s/></text:p>
          </table:table-cell>
          <table:table-cell table:style-name="ce190" table:formula="of:=IF([.E62]&gt;0;[.E62]-[.J6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2]&gt;0;[.E62];&quot; &quot;)" office:value-type="string" office:string-value=" ">
            <text:p><text:s/></text:p>
          </table:table-cell>
          <table:table-cell table:style-name="ce190" table:formula="of:=IF([.V62]&gt;0;[.J62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3]&gt;0;MIN([.E63]*[.H63];[.G63]);&quot; &quot;)" office:value-type="string" office:string-value=" ">
            <text:p><text:s/></text:p>
          </table:table-cell>
          <table:table-cell table:style-name="ce190" table:formula="of:=IF([.E63]&gt;0;[.F63]+[.I63];&quot; &quot;)" office:value-type="string" office:string-value=" ">
            <text:p><text:s/></text:p>
          </table:table-cell>
          <table:table-cell table:style-name="ce190" table:formula="of:=IF([.E63]&gt;0;[.E63]-[.J6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3]&gt;0;[.E63];&quot; &quot;)" office:value-type="string" office:string-value=" ">
            <text:p><text:s/></text:p>
          </table:table-cell>
          <table:table-cell table:style-name="ce190" table:formula="of:=IF([.V63]&gt;0;[.J63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9" table:formula="of:=SUM([.E61:.E63])" office:value-type="float" office:value="0">
            <text:p>0.00 </text:p>
          </table:table-cell>
          <table:table-cell table:style-name="ce200" table:formula="of:=SUM([.F61:.F63])" office:value-type="float" office:value="0">
            <text:p>0.00 </text:p>
          </table:table-cell>
          <table:table-cell table:style-name="ce200" table:formula="of:=SUM([.G61:.G63])" office:value-type="float" office:value="0">
            <text:p>0.00 </text:p>
          </table:table-cell>
          <table:table-cell table:style-name="ce206"/>
          <table:table-cell table:style-name="ce200" table:formula="of:=SUM([.I61:.I63])" office:value-type="float" office:value="0">
            <text:p>0.00 </text:p>
          </table:table-cell>
          <table:table-cell table:style-name="ce200" table:formula="of:=SUM([.J61:.J63])" office:value-type="float" office:value="0">
            <text:p>0.00 </text:p>
          </table:table-cell>
          <table:table-cell table:style-name="ce200" table:formula="of:=SUM([.K61:.K6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1:.O63])" office:value-type="float" office:value="0">
            <text:p>0.00 </text:p>
          </table:table-cell>
          <table:table-cell table:style-name="ce222"/>
          <table:table-cell table:style-name="ce200" table:formula="of:=SUM([.Q61:.Q63])" office:value-type="float" office:value="0">
            <text:p>0.00 </text:p>
          </table:table-cell>
          <table:table-cell table:style-name="ce200" table:formula="of:=SUM([.R61:.R63])" office:value-type="float" office:value="0">
            <text:p>0.00 </text:p>
          </table:table-cell>
          <table:table-cell table:style-name="ce200" table:formula="of:=SUM([.S61:.S6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1:.V63])" office:value-type="float" office:value="0">
            <text:p>0.00 </text:p>
          </table:table-cell>
          <table:table-cell table:style-name="ce200" table:formula="of:=SUM([.W61:.W63])" office:value-type="float" office:value="0">
            <text:p>0.00 </text:p>
          </table:table-cell>
          <table:table-cell table:style-name="ce200" table:formula="of:=SUM([.X61:.X63])" office:value-type="float" office:value="0">
            <text:p>0.00 </text:p>
          </table:table-cell>
          <table:table-cell table:style-name="ce200" table:formula="of:=SUM([.Y61:.Y63])" office:value-type="float" office:value="0">
            <text:p>0.00 </text:p>
          </table:table-cell>
          <table:table-cell table:style-name="ce200" table:formula="of:=SUM([.Z61:.Z6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13]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7]&gt;0;MIN([.E67]*[.H67];[.G67]);&quot; &quot;)" office:value-type="string" office:string-value=" ">
            <text:p><text:s/></text:p>
          </table:table-cell>
          <table:table-cell table:style-name="ce190" table:formula="of:=IF([.E67]&gt;0;[.F67]+[.I67];&quot; &quot;)" office:value-type="string" office:string-value=" ">
            <text:p><text:s/></text:p>
          </table:table-cell>
          <table:table-cell table:style-name="ce190" table:formula="of:=IF([.E67]&gt;0;[.E67]-[.J6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7]&gt;0;IF([.B67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67]&gt;0;[.E67]*[.P67]/100;&quot; &quot;)" office:value-type="string" office:string-value=" ">
            <text:p><text:s/></text:p>
          </table:table-cell>
          <table:table-cell table:style-name="ce211"/>
          <table:table-cell table:style-name="ce211" table:formula="of:=IF([.E67]&gt;0;[.E67]-[.Q6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7]&gt;0;[.E67];&quot; &quot;)" office:value-type="string" office:string-value=" ">
            <text:p><text:s/></text:p>
          </table:table-cell>
          <table:table-cell table:style-name="ce190" table:formula="of:=IF([.V67]&gt;0;[.J67];&quot; &quot;)" office:value-type="string" office:string-value=" ">
            <text:p><text:s/></text:p>
          </table:table-cell>
          <table:table-cell table:style-name="ce211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1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8]&gt;0;MIN([.E68]*[.H68];[.G68]);&quot; &quot;)" office:value-type="string" office:string-value=" ">
            <text:p><text:s/></text:p>
          </table:table-cell>
          <table:table-cell table:style-name="ce190" table:formula="of:=IF([.E68]&gt;0;[.F68]+[.I68];&quot; &quot;)" office:value-type="string" office:string-value=" ">
            <text:p><text:s/></text:p>
          </table:table-cell>
          <table:table-cell table:style-name="ce190" table:formula="of:=IF([.E68]&gt;0;[.E68]-[.J6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8]&gt;0;IF([.B68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68]&gt;0;[.E68]*[.P68]/100;&quot; &quot;)" office:value-type="string" office:string-value=" ">
            <text:p><text:s/></text:p>
          </table:table-cell>
          <table:table-cell table:style-name="ce211"/>
          <table:table-cell table:style-name="ce211" table:formula="of:=IF([.E68]&gt;0;[.E68]-[.Q6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8]&gt;0;[.E68];&quot; &quot;)" office:value-type="string" office:string-value=" ">
            <text:p><text:s/></text:p>
          </table:table-cell>
          <table:table-cell table:style-name="ce190" table:formula="of:=IF([.V68]&gt;0;[.J68];&quot; &quot;)" office:value-type="string" office:string-value=" ">
            <text:p><text:s/></text:p>
          </table:table-cell>
          <table:table-cell table:style-name="ce211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1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9]&gt;0;MIN([.E69]*[.H69];[.G69]);&quot; &quot;)" office:value-type="string" office:string-value=" ">
            <text:p><text:s/></text:p>
          </table:table-cell>
          <table:table-cell table:style-name="ce190" table:formula="of:=IF([.E69]&gt;0;[.F69]+[.I69];&quot; &quot;)" office:value-type="string" office:string-value=" ">
            <text:p><text:s/></text:p>
          </table:table-cell>
          <table:table-cell table:style-name="ce190" table:formula="of:=IF([.E69]&gt;0;[.E69]-[.J6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9]&gt;0;IF([.B69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69]&gt;0;[.E69]*[.P69]/100;&quot; &quot;)" office:value-type="string" office:string-value=" ">
            <text:p><text:s/></text:p>
          </table:table-cell>
          <table:table-cell table:style-name="ce211"/>
          <table:table-cell table:style-name="ce211" table:formula="of:=IF([.E69]&gt;0;[.E69]-[.Q6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9]&gt;0;[.E69];&quot; &quot;)" office:value-type="string" office:string-value=" ">
            <text:p><text:s/></text:p>
          </table:table-cell>
          <table:table-cell table:style-name="ce190" table:formula="of:=IF([.V69]&gt;0;[.J69];&quot; &quot;)" office:value-type="string" office:string-value=" ">
            <text:p><text:s/></text:p>
          </table:table-cell>
          <table:table-cell table:style-name="ce211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1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0]&gt;0;MIN([.E70]*[.H70];[.G70]);&quot; &quot;)" office:value-type="string" office:string-value=" ">
            <text:p><text:s/></text:p>
          </table:table-cell>
          <table:table-cell table:style-name="ce190" table:formula="of:=IF([.E70]&gt;0;[.F70]+[.I70];&quot; &quot;)" office:value-type="string" office:string-value=" ">
            <text:p><text:s/></text:p>
          </table:table-cell>
          <table:table-cell table:style-name="ce190" table:formula="of:=IF([.E70]&gt;0;[.E70]-[.J7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0]&gt;0;IF([.B70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0]&gt;0;[.E70]*[.P70]/100;&quot; &quot;)" office:value-type="string" office:string-value=" ">
            <text:p><text:s/></text:p>
          </table:table-cell>
          <table:table-cell table:style-name="ce211"/>
          <table:table-cell table:style-name="ce211" table:formula="of:=IF([.E70]&gt;0;[.E70]-[.Q7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0]&gt;0;[.E70];&quot; &quot;)" office:value-type="string" office:string-value=" ">
            <text:p><text:s/></text:p>
          </table:table-cell>
          <table:table-cell table:style-name="ce190" table:formula="of:=IF([.V70]&gt;0;[.J70];&quot; &quot;)" office:value-type="string" office:string-value=" ">
            <text:p><text:s/></text:p>
          </table:table-cell>
          <table:table-cell table:style-name="ce211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1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1]&gt;0;MIN([.E71]*[.H71];[.G71]);&quot; &quot;)" office:value-type="string" office:string-value=" ">
            <text:p><text:s/></text:p>
          </table:table-cell>
          <table:table-cell table:style-name="ce190" table:formula="of:=IF([.E71]&gt;0;[.F71]+[.I71];&quot; &quot;)" office:value-type="string" office:string-value=" ">
            <text:p><text:s/></text:p>
          </table:table-cell>
          <table:table-cell table:style-name="ce190" table:formula="of:=IF([.E71]&gt;0;[.E71]-[.J7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1]&gt;0;IF([.B71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1]&gt;0;[.E71]*[.P71]/100;&quot; &quot;)" office:value-type="string" office:string-value=" ">
            <text:p><text:s/></text:p>
          </table:table-cell>
          <table:table-cell table:style-name="ce211"/>
          <table:table-cell table:style-name="ce211" table:formula="of:=IF([.E71]&gt;0;[.E71]-[.Q7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1]&gt;0;[.E71];&quot; &quot;)" office:value-type="string" office:string-value=" ">
            <text:p><text:s/></text:p>
          </table:table-cell>
          <table:table-cell table:style-name="ce190" table:formula="of:=IF([.V71]&gt;0;[.J71];&quot; &quot;)" office:value-type="string" office:string-value=" ">
            <text:p><text:s/></text:p>
          </table:table-cell>
          <table:table-cell table:style-name="ce211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1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2]&gt;0;MIN([.E72]*[.H72];[.G72]);&quot; &quot;)" office:value-type="string" office:string-value=" ">
            <text:p><text:s/></text:p>
          </table:table-cell>
          <table:table-cell table:style-name="ce190" table:formula="of:=IF([.E72]&gt;0;[.F72]+[.I72];&quot; &quot;)" office:value-type="string" office:string-value=" ">
            <text:p><text:s/></text:p>
          </table:table-cell>
          <table:table-cell table:style-name="ce190" table:formula="of:=IF([.E72]&gt;0;[.E72]-[.J7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2]&gt;0;IF([.B72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2]&gt;0;[.E72]*[.P72]/100;&quot; &quot;)" office:value-type="string" office:string-value=" ">
            <text:p><text:s/></text:p>
          </table:table-cell>
          <table:table-cell table:style-name="ce211"/>
          <table:table-cell table:style-name="ce211" table:formula="of:=IF([.E72]&gt;0;[.E72]-[.Q7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2]&gt;0;[.E72];&quot; &quot;)" office:value-type="string" office:string-value=" ">
            <text:p><text:s/></text:p>
          </table:table-cell>
          <table:table-cell table:style-name="ce190" table:formula="of:=IF([.V72]&gt;0;[.J72];&quot; &quot;)" office:value-type="string" office:string-value=" ">
            <text:p><text:s/></text:p>
          </table:table-cell>
          <table:table-cell table:style-name="ce211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1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3]&gt;0;MIN([.E73]*[.H73];[.G73]);&quot; &quot;)" office:value-type="string" office:string-value=" ">
            <text:p><text:s/></text:p>
          </table:table-cell>
          <table:table-cell table:style-name="ce190" table:formula="of:=IF([.E73]&gt;0;[.F73]+[.I73];&quot; &quot;)" office:value-type="string" office:string-value=" ">
            <text:p><text:s/></text:p>
          </table:table-cell>
          <table:table-cell table:style-name="ce190" table:formula="of:=IF([.E73]&gt;0;[.E73]-[.J7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3]&gt;0;IF([.B73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3]&gt;0;[.E73]*[.P73]/100;&quot; &quot;)" office:value-type="string" office:string-value=" ">
            <text:p><text:s/></text:p>
          </table:table-cell>
          <table:table-cell table:style-name="ce211"/>
          <table:table-cell table:style-name="ce211" table:formula="of:=IF([.E73]&gt;0;[.E73]-[.Q7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3]&gt;0;[.E73];&quot; &quot;)" office:value-type="string" office:string-value=" ">
            <text:p><text:s/></text:p>
          </table:table-cell>
          <table:table-cell table:style-name="ce190" table:formula="of:=IF([.V73]&gt;0;[.J73];&quot; &quot;)" office:value-type="string" office:string-value=" ">
            <text:p><text:s/></text:p>
          </table:table-cell>
          <table:table-cell table:style-name="ce211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1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4]&gt;0;MIN([.E74]*[.H74];[.G74]);&quot; &quot;)" office:value-type="string" office:string-value=" ">
            <text:p><text:s/></text:p>
          </table:table-cell>
          <table:table-cell table:style-name="ce190" table:formula="of:=IF([.E74]&gt;0;[.F74]+[.I74];&quot; &quot;)" office:value-type="string" office:string-value=" ">
            <text:p><text:s/></text:p>
          </table:table-cell>
          <table:table-cell table:style-name="ce190" table:formula="of:=IF([.E74]&gt;0;[.E74]-[.J7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4]&gt;0;IF([.B74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4]&gt;0;[.E74]*[.P74]/100;&quot; &quot;)" office:value-type="string" office:string-value=" ">
            <text:p><text:s/></text:p>
          </table:table-cell>
          <table:table-cell table:style-name="ce211"/>
          <table:table-cell table:style-name="ce211" table:formula="of:=IF([.E74]&gt;0;[.E74]-[.Q7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4]&gt;0;[.E74];&quot; &quot;)" office:value-type="string" office:string-value=" ">
            <text:p><text:s/></text:p>
          </table:table-cell>
          <table:table-cell table:style-name="ce190" table:formula="of:=IF([.V74]&gt;0;[.J74];&quot; &quot;)" office:value-type="string" office:string-value=" ">
            <text:p><text:s/></text:p>
          </table:table-cell>
          <table:table-cell table:style-name="ce211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1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9" table:formula="of:=SUM([.E67:.E74])" office:value-type="float" office:value="0">
            <text:p>0.00 </text:p>
          </table:table-cell>
          <table:table-cell table:style-name="ce200" table:formula="of:=SUM([.F67:.F74])" office:value-type="float" office:value="0">
            <text:p>0.00 </text:p>
          </table:table-cell>
          <table:table-cell table:style-name="ce200" table:formula="of:=SUM([.G67:.G74])" office:value-type="float" office:value="0">
            <text:p>0.00 </text:p>
          </table:table-cell>
          <table:table-cell table:style-name="ce206"/>
          <table:table-cell table:style-name="ce200" table:formula="of:=SUM([.I67:.I74])" office:value-type="float" office:value="0">
            <text:p>0.00 </text:p>
          </table:table-cell>
          <table:table-cell table:style-name="ce200" table:formula="of:=SUM([.J67:.J74])" office:value-type="float" office:value="0">
            <text:p>0.00 </text:p>
          </table:table-cell>
          <table:table-cell table:style-name="ce200" table:formula="of:=SUM([.K67:.K74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7:.O74])" office:value-type="float" office:value="0">
            <text:p>0.00 </text:p>
          </table:table-cell>
          <table:table-cell table:style-name="ce175"/>
          <table:table-cell table:style-name="ce200" table:formula="of:=SUM([.Q67:.Q74])" office:value-type="float" office:value="0">
            <text:p>0.00 </text:p>
          </table:table-cell>
          <table:table-cell table:style-name="ce200" table:formula="of:=SUM([.R67:.R74])" office:value-type="float" office:value="0">
            <text:p>0.00 </text:p>
          </table:table-cell>
          <table:table-cell table:style-name="ce200" table:formula="of:=SUM([.S67:.S74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7:.V74])" office:value-type="float" office:value="0">
            <text:p>0.00 </text:p>
          </table:table-cell>
          <table:table-cell table:style-name="ce200" table:formula="of:=SUM([.W67:.W74])" office:value-type="float" office:value="0">
            <text:p>0.00 </text:p>
          </table:table-cell>
          <table:table-cell table:style-name="ce200" table:formula="of:=SUM([.X67:.X74])" office:value-type="float" office:value="0">
            <text:p>0.00 </text:p>
          </table:table-cell>
          <table:table-cell table:style-name="ce200" table:formula="of:=SUM([.Y67:.Y74])" office:value-type="float" office:value="0">
            <text:p>0.00 </text:p>
          </table:table-cell>
          <table:table-cell table:style-name="ce200" table:formula="of:=SUM([.Z67:.Z7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24]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8]&gt;0;MIN([.E78]*[.H78];[.G78]);&quot; &quot;)" office:value-type="string" office:string-value=" ">
            <text:p><text:s/></text:p>
          </table:table-cell>
          <table:table-cell table:style-name="ce190" table:formula="of:=IF([.E78]&gt;0;[.F78]+[.I78];&quot; &quot;)" office:value-type="string" office:string-value=" ">
            <text:p><text:s/></text:p>
          </table:table-cell>
          <table:table-cell table:style-name="ce190" table:formula="of:=IF([.E78]&gt;0;[.E78]-[.J7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8]&gt;0;IF([.B78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8]&gt;0;[.E78]*[.P78]/100;&quot; &quot;)" office:value-type="string" office:string-value=" ">
            <text:p><text:s/></text:p>
          </table:table-cell>
          <table:table-cell table:style-name="ce211"/>
          <table:table-cell table:style-name="ce211" table:formula="of:=IF([.E78]&gt;0;[.E78]-[.Q7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8]&gt;0;[.E78];&quot; &quot;)" office:value-type="string" office:string-value=" ">
            <text:p><text:s/></text:p>
          </table:table-cell>
          <table:table-cell table:style-name="ce190" table:formula="of:=IF([.V78]&gt;0;[.J78];&quot; &quot;)" office:value-type="string" office:string-value=" ">
            <text:p><text:s/></text:p>
          </table:table-cell>
          <table:table-cell table:style-name="ce211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1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9]&gt;0;MIN([.E79]*[.H79];[.G79]);&quot; &quot;)" office:value-type="string" office:string-value=" ">
            <text:p><text:s/></text:p>
          </table:table-cell>
          <table:table-cell table:style-name="ce190" table:formula="of:=IF([.E79]&gt;0;[.F79]+[.I79];&quot; &quot;)" office:value-type="string" office:string-value=" ">
            <text:p><text:s/></text:p>
          </table:table-cell>
          <table:table-cell table:style-name="ce190" table:formula="of:=IF([.E79]&gt;0;[.E79]-[.J7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9]&gt;0;IF([.B79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79]&gt;0;[.E79]*[.P79]/100;&quot; &quot;)" office:value-type="string" office:string-value=" ">
            <text:p><text:s/></text:p>
          </table:table-cell>
          <table:table-cell table:style-name="ce211"/>
          <table:table-cell table:style-name="ce211" table:formula="of:=IF([.E79]&gt;0;[.E79]-[.Q7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9]&gt;0;[.E79];&quot; &quot;)" office:value-type="string" office:string-value=" ">
            <text:p><text:s/></text:p>
          </table:table-cell>
          <table:table-cell table:style-name="ce190" table:formula="of:=IF([.V79]&gt;0;[.J79];&quot; &quot;)" office:value-type="string" office:string-value=" ">
            <text:p><text:s/></text:p>
          </table:table-cell>
          <table:table-cell table:style-name="ce211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1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0]&gt;0;MIN([.E80]*[.H80];[.G80]);&quot; &quot;)" office:value-type="string" office:string-value=" ">
            <text:p><text:s/></text:p>
          </table:table-cell>
          <table:table-cell table:style-name="ce190" table:formula="of:=IF([.E80]&gt;0;[.F80]+[.I80];&quot; &quot;)" office:value-type="string" office:string-value=" ">
            <text:p><text:s/></text:p>
          </table:table-cell>
          <table:table-cell table:style-name="ce190" table:formula="of:=IF([.E80]&gt;0;[.E80]-[.J8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0]&gt;0;IF([.B80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0]&gt;0;[.E80]*[.P80]/100;&quot; &quot;)" office:value-type="string" office:string-value=" ">
            <text:p><text:s/></text:p>
          </table:table-cell>
          <table:table-cell table:style-name="ce211"/>
          <table:table-cell table:style-name="ce211" table:formula="of:=IF([.E80]&gt;0;[.E80]-[.Q8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0]&gt;0;[.E80];&quot; &quot;)" office:value-type="string" office:string-value=" ">
            <text:p><text:s/></text:p>
          </table:table-cell>
          <table:table-cell table:style-name="ce190" table:formula="of:=IF([.V80]&gt;0;[.J80];&quot; &quot;)" office:value-type="string" office:string-value=" ">
            <text:p><text:s/></text:p>
          </table:table-cell>
          <table:table-cell table:style-name="ce211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1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1]&gt;0;MIN([.E81]*[.H81];[.G81]);&quot; &quot;)" office:value-type="string" office:string-value=" ">
            <text:p><text:s/></text:p>
          </table:table-cell>
          <table:table-cell table:style-name="ce190" table:formula="of:=IF([.E81]&gt;0;[.F81]+[.I81];&quot; &quot;)" office:value-type="string" office:string-value=" ">
            <text:p><text:s/></text:p>
          </table:table-cell>
          <table:table-cell table:style-name="ce190" table:formula="of:=IF([.E81]&gt;0;[.E81]-[.J8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1]&gt;0;IF([.B81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1]&gt;0;[.E81]*[.P81]/100;&quot; &quot;)" office:value-type="string" office:string-value=" ">
            <text:p><text:s/></text:p>
          </table:table-cell>
          <table:table-cell table:style-name="ce211"/>
          <table:table-cell table:style-name="ce211" table:formula="of:=IF([.E81]&gt;0;[.E81]-[.Q8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1]&gt;0;[.E81];&quot; &quot;)" office:value-type="string" office:string-value=" ">
            <text:p><text:s/></text:p>
          </table:table-cell>
          <table:table-cell table:style-name="ce190" table:formula="of:=IF([.V81]&gt;0;[.J81];&quot; &quot;)" office:value-type="string" office:string-value=" ">
            <text:p><text:s/></text:p>
          </table:table-cell>
          <table:table-cell table:style-name="ce211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1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2]&gt;0;MIN([.E82]*[.H82];[.G82]);&quot; &quot;)" office:value-type="string" office:string-value=" ">
            <text:p><text:s/></text:p>
          </table:table-cell>
          <table:table-cell table:style-name="ce190" table:formula="of:=IF([.E82]&gt;0;[.F82]+[.I82];&quot; &quot;)" office:value-type="string" office:string-value=" ">
            <text:p><text:s/></text:p>
          </table:table-cell>
          <table:table-cell table:style-name="ce190" table:formula="of:=IF([.E82]&gt;0;[.E82]-[.J8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2]&gt;0;IF([.B82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2]&gt;0;[.E82]*[.P82]/100;&quot; &quot;)" office:value-type="string" office:string-value=" ">
            <text:p><text:s/></text:p>
          </table:table-cell>
          <table:table-cell table:style-name="ce211"/>
          <table:table-cell table:style-name="ce211" table:formula="of:=IF([.E82]&gt;0;[.E82]-[.Q8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2]&gt;0;[.E82];&quot; &quot;)" office:value-type="string" office:string-value=" ">
            <text:p><text:s/></text:p>
          </table:table-cell>
          <table:table-cell table:style-name="ce190" table:formula="of:=IF([.V82]&gt;0;[.J82];&quot; &quot;)" office:value-type="string" office:string-value=" ">
            <text:p><text:s/></text:p>
          </table:table-cell>
          <table:table-cell table:style-name="ce211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1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9" table:formula="of:=SUM([.E78:.E82])" office:value-type="float" office:value="0">
            <text:p>0.00 </text:p>
          </table:table-cell>
          <table:table-cell table:style-name="ce200" table:formula="of:=SUM([.F78:.F82])" office:value-type="float" office:value="0">
            <text:p>0.00 </text:p>
          </table:table-cell>
          <table:table-cell table:style-name="ce200" table:formula="of:=SUM([.G78:.G82])" office:value-type="float" office:value="0">
            <text:p>0.00 </text:p>
          </table:table-cell>
          <table:table-cell table:style-name="ce206"/>
          <table:table-cell table:style-name="ce200" table:formula="of:=SUM([.I78:.I82])" office:value-type="float" office:value="0">
            <text:p>0.00 </text:p>
          </table:table-cell>
          <table:table-cell table:style-name="ce200" table:formula="of:=SUM([.J78:.J82])" office:value-type="float" office:value="0">
            <text:p>0.00 </text:p>
          </table:table-cell>
          <table:table-cell table:style-name="ce200" table:formula="of:=SUM([.K78:.K82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78:.O82])" office:value-type="float" office:value="0">
            <text:p>0.00 </text:p>
          </table:table-cell>
          <table:table-cell table:style-name="ce175"/>
          <table:table-cell table:style-name="ce200" table:formula="of:=SUM([.Q78:.Q82])" office:value-type="float" office:value="0">
            <text:p>0.00 </text:p>
          </table:table-cell>
          <table:table-cell table:style-name="ce200" table:formula="of:=SUM([.R78:.R82])" office:value-type="float" office:value="0">
            <text:p>0.00 </text:p>
          </table:table-cell>
          <table:table-cell table:style-name="ce200" table:formula="of:=SUM([.S78:.S82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78:.V82])" office:value-type="float" office:value="0">
            <text:p>0.00 </text:p>
          </table:table-cell>
          <table:table-cell table:style-name="ce200" table:formula="of:=SUM([.W78:.W82])" office:value-type="float" office:value="0">
            <text:p>0.00 </text:p>
          </table:table-cell>
          <table:table-cell table:style-name="ce200" table:formula="of:=SUM([.X78:.X82])" office:value-type="float" office:value="0">
            <text:p>0.00 </text:p>
          </table:table-cell>
          <table:table-cell table:style-name="ce200" table:formula="of:=SUM([.Y78:.Y82])" office:value-type="float" office:value="0">
            <text:p>0.00 </text:p>
          </table:table-cell>
          <table:table-cell table:style-name="ce200" table:formula="of:=SUM([.Z78:.Z82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32]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6]&gt;0;MIN([.E86]*[.H86];[.G86]);&quot; &quot;)" office:value-type="string" office:string-value=" ">
            <text:p><text:s/></text:p>
          </table:table-cell>
          <table:table-cell table:style-name="ce190" table:formula="of:=IF([.E86]&gt;0;[.F86]+[.I86];&quot; &quot;)" office:value-type="string" office:string-value=" ">
            <text:p><text:s/></text:p>
          </table:table-cell>
          <table:table-cell table:style-name="ce190" table:formula="of:=IF([.E86]&gt;0;[.E86]-[.J8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6]&gt;0;IF([.B86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6]&gt;0;[.E86]*[.P86]/100;&quot; &quot;)" office:value-type="string" office:string-value=" ">
            <text:p><text:s/></text:p>
          </table:table-cell>
          <table:table-cell table:style-name="ce211"/>
          <table:table-cell table:style-name="ce211" table:formula="of:=IF([.E86]&gt;0;[.E86]-[.Q8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6]&gt;0;[.E86];&quot; &quot;)" office:value-type="string" office:string-value=" ">
            <text:p><text:s/></text:p>
          </table:table-cell>
          <table:table-cell table:style-name="ce190" table:formula="of:=IF([.V86]&gt;0;[.J86];&quot; &quot;)" office:value-type="string" office:string-value=" ">
            <text:p><text:s/></text:p>
          </table:table-cell>
          <table:table-cell table:style-name="ce211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1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7]&gt;0;MIN([.E87]*[.H87];[.G87]);&quot; &quot;)" office:value-type="string" office:string-value=" ">
            <text:p><text:s/></text:p>
          </table:table-cell>
          <table:table-cell table:style-name="ce190" table:formula="of:=IF([.E87]&gt;0;[.F87]+[.I87];&quot; &quot;)" office:value-type="string" office:string-value=" ">
            <text:p><text:s/></text:p>
          </table:table-cell>
          <table:table-cell table:style-name="ce190" table:formula="of:=IF([.E87]&gt;0;[.E87]-[.J8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7]&gt;0;IF([.B87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7]&gt;0;[.E87]*[.P87]/100;&quot; &quot;)" office:value-type="string" office:string-value=" ">
            <text:p><text:s/></text:p>
          </table:table-cell>
          <table:table-cell table:style-name="ce211"/>
          <table:table-cell table:style-name="ce211" table:formula="of:=IF([.E87]&gt;0;[.E87]-[.Q8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7]&gt;0;[.E87];&quot; &quot;)" office:value-type="string" office:string-value=" ">
            <text:p><text:s/></text:p>
          </table:table-cell>
          <table:table-cell table:style-name="ce190" table:formula="of:=IF([.V87]&gt;0;[.J87];&quot; &quot;)" office:value-type="string" office:string-value=" ">
            <text:p><text:s/></text:p>
          </table:table-cell>
          <table:table-cell table:style-name="ce211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1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8]&gt;0;MIN([.E88]*[.H88];[.G88]);&quot; &quot;)" office:value-type="string" office:string-value=" ">
            <text:p><text:s/></text:p>
          </table:table-cell>
          <table:table-cell table:style-name="ce190" table:formula="of:=IF([.E88]&gt;0;[.F88]+[.I88];&quot; &quot;)" office:value-type="string" office:string-value=" ">
            <text:p><text:s/></text:p>
          </table:table-cell>
          <table:table-cell table:style-name="ce190" table:formula="of:=IF([.E88]&gt;0;[.E88]-[.J8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8]&gt;0;IF([.B88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8]&gt;0;[.E88]*[.P88]/100;&quot; &quot;)" office:value-type="string" office:string-value=" ">
            <text:p><text:s/></text:p>
          </table:table-cell>
          <table:table-cell table:style-name="ce211"/>
          <table:table-cell table:style-name="ce211" table:formula="of:=IF([.E88]&gt;0;[.E88]-[.Q8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8]&gt;0;[.E88];&quot; &quot;)" office:value-type="string" office:string-value=" ">
            <text:p><text:s/></text:p>
          </table:table-cell>
          <table:table-cell table:style-name="ce190" table:formula="of:=IF([.V88]&gt;0;[.J88];&quot; &quot;)" office:value-type="string" office:string-value=" ">
            <text:p><text:s/></text:p>
          </table:table-cell>
          <table:table-cell table:style-name="ce211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1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9]&gt;0;MIN([.E89]*[.H89];[.G89]);&quot; &quot;)" office:value-type="string" office:string-value=" ">
            <text:p><text:s/></text:p>
          </table:table-cell>
          <table:table-cell table:style-name="ce190" table:formula="of:=IF([.E89]&gt;0;[.F89]+[.I89];&quot; &quot;)" office:value-type="string" office:string-value=" ">
            <text:p><text:s/></text:p>
          </table:table-cell>
          <table:table-cell table:style-name="ce190" table:formula="of:=IF([.E89]&gt;0;[.E89]-[.J8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9]&gt;0;IF([.B89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89]&gt;0;[.E89]*[.P89]/100;&quot; &quot;)" office:value-type="string" office:string-value=" ">
            <text:p><text:s/></text:p>
          </table:table-cell>
          <table:table-cell table:style-name="ce211"/>
          <table:table-cell table:style-name="ce211" table:formula="of:=IF([.E89]&gt;0;[.E89]-[.Q8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9]&gt;0;[.E89];&quot; &quot;)" office:value-type="string" office:string-value=" ">
            <text:p><text:s/></text:p>
          </table:table-cell>
          <table:table-cell table:style-name="ce190" table:formula="of:=IF([.V89]&gt;0;[.J89];&quot; &quot;)" office:value-type="string" office:string-value=" ">
            <text:p><text:s/></text:p>
          </table:table-cell>
          <table:table-cell table:style-name="ce211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1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0]&gt;0;MIN([.E90]*[.H90];[.G90]);&quot; &quot;)" office:value-type="string" office:string-value=" ">
            <text:p><text:s/></text:p>
          </table:table-cell>
          <table:table-cell table:style-name="ce190" table:formula="of:=IF([.E90]&gt;0;[.F90]+[.I90];&quot; &quot;)" office:value-type="string" office:string-value=" ">
            <text:p><text:s/></text:p>
          </table:table-cell>
          <table:table-cell table:style-name="ce190" table:formula="of:=IF([.E90]&gt;0;[.E90]-[.J9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0]&gt;0;IF([.B90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90]&gt;0;[.E90]*[.P90]/100;&quot; &quot;)" office:value-type="string" office:string-value=" ">
            <text:p><text:s/></text:p>
          </table:table-cell>
          <table:table-cell table:style-name="ce211"/>
          <table:table-cell table:style-name="ce211" table:formula="of:=IF([.E90]&gt;0;[.E90]-[.Q9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0]&gt;0;[.E90];&quot; &quot;)" office:value-type="string" office:string-value=" ">
            <text:p><text:s/></text:p>
          </table:table-cell>
          <table:table-cell table:style-name="ce190" table:formula="of:=IF([.V90]&gt;0;[.J90];&quot; &quot;)" office:value-type="string" office:string-value=" ">
            <text:p><text:s/></text:p>
          </table:table-cell>
          <table:table-cell table:style-name="ce211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1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1]&gt;0;MIN([.E91]*[.H91];[.G91]);&quot; &quot;)" office:value-type="string" office:string-value=" ">
            <text:p><text:s/></text:p>
          </table:table-cell>
          <table:table-cell table:style-name="ce190" table:formula="of:=IF([.E91]&gt;0;[.F91]+[.I91];&quot; &quot;)" office:value-type="string" office:string-value=" ">
            <text:p><text:s/></text:p>
          </table:table-cell>
          <table:table-cell table:style-name="ce190" table:formula="of:=IF([.E91]&gt;0;[.E91]-[.J9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1]&gt;0;IF([.B91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91]&gt;0;[.E91]*[.P91]/100;&quot; &quot;)" office:value-type="string" office:string-value=" ">
            <text:p><text:s/></text:p>
          </table:table-cell>
          <table:table-cell table:style-name="ce211"/>
          <table:table-cell table:style-name="ce211" table:formula="of:=IF([.E91]&gt;0;[.E91]-[.Q9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1]&gt;0;[.E91];&quot; &quot;)" office:value-type="string" office:string-value=" ">
            <text:p><text:s/></text:p>
          </table:table-cell>
          <table:table-cell table:style-name="ce190" table:formula="of:=IF([.V91]&gt;0;[.J91];&quot; &quot;)" office:value-type="string" office:string-value=" ">
            <text:p><text:s/></text:p>
          </table:table-cell>
          <table:table-cell table:style-name="ce211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1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2]&gt;0;MIN([.E92]*[.H92];[.G92]);&quot; &quot;)" office:value-type="string" office:string-value=" ">
            <text:p><text:s/></text:p>
          </table:table-cell>
          <table:table-cell table:style-name="ce190" table:formula="of:=IF([.E92]&gt;0;[.F92]+[.I92];&quot; &quot;)" office:value-type="string" office:string-value=" ">
            <text:p><text:s/></text:p>
          </table:table-cell>
          <table:table-cell table:style-name="ce190" table:formula="of:=IF([.E92]&gt;0;[.E92]-[.J9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2]&gt;0;IF([.B92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92]&gt;0;[.E92]*[.P92]/100;&quot; &quot;)" office:value-type="string" office:string-value=" ">
            <text:p><text:s/></text:p>
          </table:table-cell>
          <table:table-cell table:style-name="ce211"/>
          <table:table-cell table:style-name="ce211" table:formula="of:=IF([.E92]&gt;0;[.E92]-[.Q9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2]&gt;0;[.E92];&quot; &quot;)" office:value-type="string" office:string-value=" ">
            <text:p><text:s/></text:p>
          </table:table-cell>
          <table:table-cell table:style-name="ce190" table:formula="of:=IF([.V92]&gt;0;[.J92];&quot; &quot;)" office:value-type="string" office:string-value=" ">
            <text:p><text:s/></text:p>
          </table:table-cell>
          <table:table-cell table:style-name="ce211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1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3]&gt;0;MIN([.E93]*[.H93];[.G93]);&quot; &quot;)" office:value-type="string" office:string-value=" ">
            <text:p><text:s/></text:p>
          </table:table-cell>
          <table:table-cell table:style-name="ce190" table:formula="of:=IF([.E93]&gt;0;[.F93]+[.I93];&quot; &quot;)" office:value-type="string" office:string-value=" ">
            <text:p><text:s/></text:p>
          </table:table-cell>
          <table:table-cell table:style-name="ce190" table:formula="of:=IF([.E93]&gt;0;[.E93]-[.J9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3]&gt;0;IF([.B93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93]&gt;0;[.E93]*[.P93]/100;&quot; &quot;)" office:value-type="string" office:string-value=" ">
            <text:p><text:s/></text:p>
          </table:table-cell>
          <table:table-cell table:style-name="ce211"/>
          <table:table-cell table:style-name="ce211" table:formula="of:=IF([.E93]&gt;0;[.E93]-[.Q9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3]&gt;0;[.E93];&quot; &quot;)" office:value-type="string" office:string-value=" ">
            <text:p><text:s/></text:p>
          </table:table-cell>
          <table:table-cell table:style-name="ce190" table:formula="of:=IF([.V93]&gt;0;[.J93];&quot; &quot;)" office:value-type="string" office:string-value=" ">
            <text:p><text:s/></text:p>
          </table:table-cell>
          <table:table-cell table:style-name="ce211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1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9" table:formula="of:=SUM([.E86:.E93])" office:value-type="float" office:value="0">
            <text:p>0.00 </text:p>
          </table:table-cell>
          <table:table-cell table:style-name="ce200" table:formula="of:=SUM([.F86:.F93])" office:value-type="float" office:value="0">
            <text:p>0.00 </text:p>
          </table:table-cell>
          <table:table-cell table:style-name="ce200" table:formula="of:=SUM([.G86:.G93])" office:value-type="float" office:value="0">
            <text:p>0.00 </text:p>
          </table:table-cell>
          <table:table-cell table:style-name="ce206"/>
          <table:table-cell table:style-name="ce200" table:formula="of:=SUM([.I86:.I93])" office:value-type="float" office:value="0">
            <text:p>0.00 </text:p>
          </table:table-cell>
          <table:table-cell table:style-name="ce200" table:formula="of:=SUM([.J86:.J93])" office:value-type="float" office:value="0">
            <text:p>0.00 </text:p>
          </table:table-cell>
          <table:table-cell table:style-name="ce200" table:formula="of:=SUM([.K86:.K9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6:.O93])" office:value-type="float" office:value="0">
            <text:p>0.00 </text:p>
          </table:table-cell>
          <table:table-cell table:style-name="ce175"/>
          <table:table-cell table:style-name="ce200" table:formula="of:=SUM([.Q86:.Q93])" office:value-type="float" office:value="0">
            <text:p>0.00 </text:p>
          </table:table-cell>
          <table:table-cell table:style-name="ce200" table:formula="of:=SUM([.R86:.R93])" office:value-type="float" office:value="0">
            <text:p>0.00 </text:p>
          </table:table-cell>
          <table:table-cell table:style-name="ce200" table:formula="of:=SUM([.S86:.S9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6:.V93])" office:value-type="float" office:value="0">
            <text:p>0.00 </text:p>
          </table:table-cell>
          <table:table-cell table:style-name="ce200" table:formula="of:=SUM([.W86:.W93])" office:value-type="float" office:value="0">
            <text:p>0.00 </text:p>
          </table:table-cell>
          <table:table-cell table:style-name="ce200" table:formula="of:=SUM([.X86:.X93])" office:value-type="float" office:value="0">
            <text:p>0.00 </text:p>
          </table:table-cell>
          <table:table-cell table:style-name="ce200" table:formula="of:=SUM([.Y86:.Y93])" office:value-type="float" office:value="0">
            <text:p>0.00 </text:p>
          </table:table-cell>
          <table:table-cell table:style-name="ce200" table:formula="of:=SUM([.Z86:.Z9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43]" office:value-type="percentage" office:value="0.25">
            <text:p>25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175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7]&gt;0;MIN([.E97]*[.H97];[.G97]);&quot; &quot;)" office:value-type="string" office:string-value=" ">
            <text:p><text:s/></text:p>
          </table:table-cell>
          <table:table-cell table:style-name="ce190" table:formula="of:=IF([.E97]&gt;0;[.F97]+[.I97];&quot; &quot;)" office:value-type="string" office:string-value=" ">
            <text:p><text:s/></text:p>
          </table:table-cell>
          <table:table-cell table:style-name="ce190" table:formula="of:=IF([.E97]&gt;0;[.E97]-[.J9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7]&gt;0;IF([.E97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1" table:formula="of:=IF([.E97]&gt;0;[.E97]-[.R9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7]&gt;0;[.E97];&quot; &quot;)" office:value-type="string" office:string-value=" ">
            <text:p><text:s/></text:p>
          </table:table-cell>
          <table:table-cell table:style-name="ce190" table:formula="of:=IF([.V97]&gt;0;[.J97];&quot; &quot;)" office:value-type="string" office:string-value=" ">
            <text:p><text:s/></text:p>
          </table:table-cell>
          <table:table-cell table:style-name="ce211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1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8]&gt;0;MIN([.E98]*[.H98];[.G98]);&quot; &quot;)" office:value-type="string" office:string-value=" ">
            <text:p><text:s/></text:p>
          </table:table-cell>
          <table:table-cell table:style-name="ce190" table:formula="of:=IF([.E98]&gt;0;[.F98]+[.I98];&quot; &quot;)" office:value-type="string" office:string-value=" ">
            <text:p><text:s/></text:p>
          </table:table-cell>
          <table:table-cell table:style-name="ce190" table:formula="of:=IF([.E98]&gt;0;[.E98]-[.J9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8]&gt;0;IF([.E98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1" table:formula="of:=IF([.E98]&gt;0;[.E98]-[.R9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8]&gt;0;[.E98];&quot; &quot;)" office:value-type="string" office:string-value=" ">
            <text:p><text:s/></text:p>
          </table:table-cell>
          <table:table-cell table:style-name="ce190" table:formula="of:=IF([.V98]&gt;0;[.J98];&quot; &quot;)" office:value-type="string" office:string-value=" ">
            <text:p><text:s/></text:p>
          </table:table-cell>
          <table:table-cell table:style-name="ce211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1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9]&gt;0;MIN([.E99]*[.H99];[.G99]);&quot; &quot;)" office:value-type="string" office:string-value=" ">
            <text:p><text:s/></text:p>
          </table:table-cell>
          <table:table-cell table:style-name="ce190" table:formula="of:=IF([.E99]&gt;0;[.F99]+[.I99];&quot; &quot;)" office:value-type="string" office:string-value=" ">
            <text:p><text:s/></text:p>
          </table:table-cell>
          <table:table-cell table:style-name="ce190" table:formula="of:=IF([.E99]&gt;0;[.E99]-[.J99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9]&gt;0;IF([.E99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1" table:formula="of:=IF([.E99]&gt;0;[.E99]-[.R9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9]&gt;0;[.E99];&quot; &quot;)" office:value-type="string" office:string-value=" ">
            <text:p><text:s/></text:p>
          </table:table-cell>
          <table:table-cell table:style-name="ce190" table:formula="of:=IF([.V99]&gt;0;[.J99];&quot; &quot;)" office:value-type="string" office:string-value=" ">
            <text:p><text:s/></text:p>
          </table:table-cell>
          <table:table-cell table:style-name="ce211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1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0]&gt;0;MIN([.E100]*[.H100];[.G100]);&quot; &quot;)" office:value-type="string" office:string-value=" ">
            <text:p><text:s/></text:p>
          </table:table-cell>
          <table:table-cell table:style-name="ce190" table:formula="of:=IF([.E100]&gt;0;[.F100]+[.I100];&quot; &quot;)" office:value-type="string" office:string-value=" ">
            <text:p><text:s/></text:p>
          </table:table-cell>
          <table:table-cell table:style-name="ce190" table:formula="of:=IF([.E100]&gt;0;[.E100]-[.J10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0]&gt;0;IF([.E100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1" table:formula="of:=IF([.E100]&gt;0;[.E100]-[.R10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0]&gt;0;[.E100];&quot; &quot;)" office:value-type="string" office:string-value=" ">
            <text:p><text:s/></text:p>
          </table:table-cell>
          <table:table-cell table:style-name="ce190" table:formula="of:=IF([.V100]&gt;0;[.J100];&quot; &quot;)" office:value-type="string" office:string-value=" ">
            <text:p><text:s/></text:p>
          </table:table-cell>
          <table:table-cell table:style-name="ce211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1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1]&gt;0;MIN([.E101]*[.H101];[.G101]);&quot; &quot;)" office:value-type="string" office:string-value=" ">
            <text:p><text:s/></text:p>
          </table:table-cell>
          <table:table-cell table:style-name="ce190" table:formula="of:=IF([.E101]&gt;0;[.F101]+[.I101];&quot; &quot;)" office:value-type="string" office:string-value=" ">
            <text:p><text:s/></text:p>
          </table:table-cell>
          <table:table-cell table:style-name="ce190" table:formula="of:=IF([.E101]&gt;0;[.E101]-[.J10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1]&gt;0;IF([.E101]&gt;['file:///C:/Users/Antony/diy/GB%20Accounts/GB%20Accounts%202011-12/GB%20Accounts%20Company%202012-09-30%20(Sep12)%20OpenOffice/Financialaccounts.ods'#$Admin.$E$11];['file:///C:/Users/Antony/diy/GB%20Accounts/GB%20Accounts%202011-12/GB%20Accounts%20Company%202012-09-30%20(Sep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1" table:formula="of:=IF([.E101]&gt;0;[.E101]-[.R10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1]&gt;0;[.E101];&quot; &quot;)" office:value-type="string" office:string-value=" ">
            <text:p><text:s/></text:p>
          </table:table-cell>
          <table:table-cell table:style-name="ce190" table:formula="of:=IF([.V101]&gt;0;[.J101];&quot; &quot;)" office:value-type="string" office:string-value=" ">
            <text:p><text:s/></text:p>
          </table:table-cell>
          <table:table-cell table:style-name="ce211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1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3]&gt;0;MIN([.E103]*[.H103];[.G103]);&quot; &quot;)" office:value-type="string" office:string-value=" ">
            <text:p><text:s/></text:p>
          </table:table-cell>
          <table:table-cell table:style-name="ce190" table:formula="of:=IF([.E103]&gt;0;[.F103]+[.I103];&quot; &quot;)" office:value-type="string" office:string-value=" ">
            <text:p><text:s/></text:p>
          </table:table-cell>
          <table:table-cell table:style-name="ce190" table:formula="of:=IF([.E103]&gt;0;[.E103]-[.J10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3]&gt;0;IF([.B103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103]&gt;0;[.E103]*[.P103]/100;&quot; &quot;)" office:value-type="string" office:string-value=" ">
            <text:p><text:s/></text:p>
          </table:table-cell>
          <table:table-cell table:style-name="ce211"/>
          <table:table-cell table:style-name="ce211" table:formula="of:=IF([.E103]&gt;0;[.E103]-[.Q10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3]&gt;0;[.E103];&quot; &quot;)" office:value-type="string" office:string-value=" ">
            <text:p><text:s/></text:p>
          </table:table-cell>
          <table:table-cell table:style-name="ce190" table:formula="of:=IF([.V103]&gt;0;[.J103];&quot; &quot;)" office:value-type="string" office:string-value=" ">
            <text:p><text:s/></text:p>
          </table:table-cell>
          <table:table-cell table:style-name="ce211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1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4]&gt;0;MIN([.E104]*[.H104];[.G104]);&quot; &quot;)" office:value-type="string" office:string-value=" ">
            <text:p><text:s/></text:p>
          </table:table-cell>
          <table:table-cell table:style-name="ce190" table:formula="of:=IF([.E104]&gt;0;[.F104]+[.I104];&quot; &quot;)" office:value-type="string" office:string-value=" ">
            <text:p><text:s/></text:p>
          </table:table-cell>
          <table:table-cell table:style-name="ce190" table:formula="of:=IF([.E104]&gt;0;[.E104]-[.J10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4]&gt;0;IF([.B104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104]&gt;0;[.E104]*[.P104]/100;&quot; &quot;)" office:value-type="string" office:string-value=" ">
            <text:p><text:s/></text:p>
          </table:table-cell>
          <table:table-cell table:style-name="ce211"/>
          <table:table-cell table:style-name="ce211" table:formula="of:=IF([.E104]&gt;0;[.E104]-[.Q10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4]&gt;0;[.E104];&quot; &quot;)" office:value-type="string" office:string-value=" ">
            <text:p><text:s/></text:p>
          </table:table-cell>
          <table:table-cell table:style-name="ce190" table:formula="of:=IF([.V104]&gt;0;[.J104];&quot; &quot;)" office:value-type="string" office:string-value=" ">
            <text:p><text:s/></text:p>
          </table:table-cell>
          <table:table-cell table:style-name="ce211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1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5]&gt;0;MIN([.E105]*[.H105];[.G105]);&quot; &quot;)" office:value-type="string" office:string-value=" ">
            <text:p><text:s/></text:p>
          </table:table-cell>
          <table:table-cell table:style-name="ce190" table:formula="of:=IF([.E105]&gt;0;[.F105]+[.I105];&quot; &quot;)" office:value-type="string" office:string-value=" ">
            <text:p><text:s/></text:p>
          </table:table-cell>
          <table:table-cell table:style-name="ce190" table:formula="of:=IF([.E105]&gt;0;[.E105]-[.J10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5]&gt;0;IF([.B105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105]&gt;0;[.E105]*[.P105]/100;&quot; &quot;)" office:value-type="string" office:string-value=" ">
            <text:p><text:s/></text:p>
          </table:table-cell>
          <table:table-cell table:style-name="ce211"/>
          <table:table-cell table:style-name="ce211" table:formula="of:=IF([.E105]&gt;0;[.E105]-[.Q10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5]&gt;0;[.E105];&quot; &quot;)" office:value-type="string" office:string-value=" ">
            <text:p><text:s/></text:p>
          </table:table-cell>
          <table:table-cell table:style-name="ce190" table:formula="of:=IF([.V105]&gt;0;[.J105];&quot; &quot;)" office:value-type="string" office:string-value=" ">
            <text:p><text:s/></text:p>
          </table:table-cell>
          <table:table-cell table:style-name="ce211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1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6]&gt;0;MIN([.E106]*[.H106];[.G106]);&quot; &quot;)" office:value-type="string" office:string-value=" ">
            <text:p><text:s/></text:p>
          </table:table-cell>
          <table:table-cell table:style-name="ce190" table:formula="of:=IF([.E106]&gt;0;[.F106]+[.I106];&quot; &quot;)" office:value-type="string" office:string-value=" ">
            <text:p><text:s/></text:p>
          </table:table-cell>
          <table:table-cell table:style-name="ce190" table:formula="of:=IF([.E106]&gt;0;[.E106]-[.J10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6]&gt;0;IF([.B106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106]&gt;0;[.E106]*[.P106]/100;&quot; &quot;)" office:value-type="string" office:string-value=" ">
            <text:p><text:s/></text:p>
          </table:table-cell>
          <table:table-cell table:style-name="ce211"/>
          <table:table-cell table:style-name="ce211" table:formula="of:=IF([.E106]&gt;0;[.E106]-[.Q10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6]&gt;0;[.E106];&quot; &quot;)" office:value-type="string" office:string-value=" ">
            <text:p><text:s/></text:p>
          </table:table-cell>
          <table:table-cell table:style-name="ce190" table:formula="of:=IF([.V106]&gt;0;[.J106];&quot; &quot;)" office:value-type="string" office:string-value=" ">
            <text:p><text:s/></text:p>
          </table:table-cell>
          <table:table-cell table:style-name="ce211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1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7]&gt;0;MIN([.E107]*[.H107];[.G107]);&quot; &quot;)" office:value-type="string" office:string-value=" ">
            <text:p><text:s/></text:p>
          </table:table-cell>
          <table:table-cell table:style-name="ce190" table:formula="of:=IF([.E107]&gt;0;[.F107]+[.I107];&quot; &quot;)" office:value-type="string" office:string-value=" ">
            <text:p><text:s/></text:p>
          </table:table-cell>
          <table:table-cell table:style-name="ce190" table:formula="of:=IF([.E107]&gt;0;[.E107]-[.J10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7]&gt;0;IF([.B107]&gt;['file:///C:/Users/Antony/diy/GB%20Accounts/GB%20Accounts%202011-12/GB%20Accounts%20Company%202012-09-30%20(Sep12)%20OpenOffice/Financialaccounts.ods'#$Admin.$N$11];['file:///C:/Users/Antony/diy/GB%20Accounts/GB%20Accounts%202011-12/GB%20Accounts%20Company%202012-09-30%20(Sep12)%20OpenOffice/Financialaccounts.ods'#$Admin.$G$7];['file:///C:/Users/Antony/diy/GB%20Accounts/GB%20Accounts%202011-12/GB%20Accounts%20Company%202012-09-30%20(Sep12)%20OpenOffice/Financialaccounts.ods'#$Admin.$G$5]);['file:///C:/Users/Antony/diy/GB%20Accounts/GB%20Accounts%202011-12/GB%20Accounts%20Company%202012-09-30%20(Sep12)%20OpenOffice/Financialaccounts.ods'#$Admin.$G$5])" office:value-type="float" office:value="100">
            <text:p>100</text:p>
          </table:table-cell>
          <table:table-cell table:style-name="ce211" table:formula="of:=IF([.E107]&gt;0;[.E107]*[.P107]/100;&quot; &quot;)" office:value-type="string" office:string-value=" ">
            <text:p><text:s/></text:p>
          </table:table-cell>
          <table:table-cell table:style-name="ce211"/>
          <table:table-cell table:style-name="ce211" table:formula="of:=IF([.E107]&gt;0;[.E107]-[.Q10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7]&gt;0;[.E107];&quot; &quot;)" office:value-type="string" office:string-value=" ">
            <text:p><text:s/></text:p>
          </table:table-cell>
          <table:table-cell table:style-name="ce190" table:formula="of:=IF([.V107]&gt;0;[.J107];&quot; &quot;)" office:value-type="string" office:string-value=" ">
            <text:p><text:s/></text:p>
          </table:table-cell>
          <table:table-cell table:style-name="ce211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1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9" table:formula="of:=SUM([.E97:.E107])" office:value-type="float" office:value="0">
            <text:p>0.00 </text:p>
          </table:table-cell>
          <table:table-cell table:style-name="ce200" table:formula="of:=SUM([.F97:.F107])" office:value-type="float" office:value="0">
            <text:p>0.00 </text:p>
          </table:table-cell>
          <table:table-cell table:style-name="ce200" table:formula="of:=SUM([.G97:.G107])" office:value-type="float" office:value="0">
            <text:p>0.00 </text:p>
          </table:table-cell>
          <table:table-cell table:style-name="ce206"/>
          <table:table-cell table:style-name="ce200" table:formula="of:=SUM([.I97:.I107])" office:value-type="float" office:value="0">
            <text:p>0.00 </text:p>
          </table:table-cell>
          <table:table-cell table:style-name="ce200" table:formula="of:=SUM([.J97:.J107])" office:value-type="float" office:value="0">
            <text:p>0.00 </text:p>
          </table:table-cell>
          <table:table-cell table:style-name="ce200" table:formula="of:=SUM([.K97:.K107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97:.O107])" office:value-type="float" office:value="0">
            <text:p>0.00 </text:p>
          </table:table-cell>
          <table:table-cell table:style-name="ce175"/>
          <table:table-cell table:style-name="ce200" table:formula="of:=SUM([.Q97:.Q107])" office:value-type="float" office:value="0">
            <text:p>0.00 </text:p>
          </table:table-cell>
          <table:table-cell table:style-name="ce200" table:formula="of:=SUM([.R97:.R107])" office:value-type="float" office:value="0">
            <text:p>0.00 </text:p>
          </table:table-cell>
          <table:table-cell table:style-name="ce200" table:formula="of:=SUM([.S97:.S107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97:.V107])" office:value-type="float" office:value="0">
            <text:p>0.00 </text:p>
          </table:table-cell>
          <table:table-cell table:style-name="ce200" table:formula="of:=SUM([.W97:.W107])" office:value-type="float" office:value="0">
            <text:p>0.00 </text:p>
          </table:table-cell>
          <table:table-cell table:style-name="ce200" table:formula="of:=SUM([.X97:.X107])" office:value-type="float" office:value="0">
            <text:p>0.00 </text:p>
          </table:table-cell>
          <table:table-cell table:style-name="ce200" table:formula="of:=SUM([.Y97:.Y107])" office:value-type="float" office:value="0">
            <text:p>0.00 </text:p>
          </table:table-cell>
          <table:table-cell table:style-name="ce200" table:formula="of:=SUM([.Z97:.Z107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8">
          <table:table-cell table:style-name="ce80"/>
          <table:table-cell table:style-name="ce93"/>
          <table:table-cell table:style-name="ce165"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NEW FIXED ASSETS Bought This Year To</text:p>
          </table:table-cell>
          <table:covered-table-cell/>
          <table:table-cell table:style-name="ce181" table:formula="of:=[.F59]" office:value-type="date" office:date-value="2012-09-30">
            <text:p>30-Sep-12</text:p>
          </table:table-cell>
          <table:table-cell table:style-name="ce191" table:formula="of:=[.E64]+[.E75]+[.E83]+[.E94]+[.E108]" office:value-type="float" office:value="0">
            <text:p>0.00 </text:p>
          </table:table-cell>
          <table:table-cell table:style-name="ce191" table:formula="of:=[.F64]+[.F75]+[.F83]+[.F94]+[.F108]" office:value-type="float" office:value="0">
            <text:p>0.00 </text:p>
          </table:table-cell>
          <table:table-cell table:style-name="ce191" table:formula="of:=[.G64]+[.G75]+[.G83]+[.G94]+[.G108]" office:value-type="float" office:value="0">
            <text:p>0.00 </text:p>
          </table:table-cell>
          <table:table-cell table:style-name="ce206"/>
          <table:table-cell table:style-name="ce191" table:formula="of:=[.I64]+[.I75]+[.I83]+[.I94]+[.I108]" office:value-type="float" office:value="0">
            <text:p>0.00 </text:p>
          </table:table-cell>
          <table:table-cell table:style-name="ce191" table:formula="of:=[.J64]+[.J75]+[.J83]+[.J94]+[.J108]" office:value-type="float" office:value="0">
            <text:p>0.00 </text:p>
          </table:table-cell>
          <table:table-cell table:style-name="ce191" table:formula="of:=[.K64]+[.K75]+[.K83]+[.K94]+[.K108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64]+[.O75]+[.O83]+[.O94]+[.O108]" office:value-type="float" office:value="0">
            <text:p>0.00 </text:p>
          </table:table-cell>
          <table:table-cell table:style-name="ce175"/>
          <table:table-cell table:style-name="ce191" table:formula="of:=[.Q64]+[.Q75]+[.Q83]+[.Q94]+[.Q108]" office:value-type="float" office:value="0">
            <text:p>0.00 </text:p>
          </table:table-cell>
          <table:table-cell table:style-name="ce191" table:formula="of:=[.R64]+[.R75]+[.R83]+[.R94]+[.R108]" office:value-type="float" office:value="0">
            <text:p>0.00 </text:p>
          </table:table-cell>
          <table:table-cell table:style-name="ce191" table:formula="of:=[.S64]+[.S75]+[.S83]+[.S94]+[.S108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64]+[.V75]+[.V83]+[.V94]+[.V108]" office:value-type="float" office:value="0">
            <text:p>0.00 </text:p>
          </table:table-cell>
          <table:table-cell table:style-name="ce191" table:formula="of:=[.W64]+[.W75]+[.W83]+[.W94]+[.W108]" office:value-type="float" office:value="0">
            <text:p>0.00 </text:p>
          </table:table-cell>
          <table:table-cell table:style-name="ce191" table:formula="of:=[.X64]+[.X75]+[.X83]+[.X94]+[.X108]" office:value-type="float" office:value="0">
            <text:p>0.00 </text:p>
          </table:table-cell>
          <table:table-cell table:style-name="ce191" table:formula="of:=[.Y64]+[.Y75]+[.Y83]+[.Y94]+[.Y108]" office:value-type="float" office:value="0">
            <text:p>0.00 </text:p>
          </table:table-cell>
          <table:table-cell table:style-name="ce191" table:formula="of:=[.Z64]+[.Z75]+[.Z83]+[.Z94]+[.Z108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3">
          <table:table-cell table:style-name="ce81"/>
          <table:table-cell table:style-name="ce96"/>
          <table:table-cell table:style-name="ce167"/>
          <table:table-cell table:style-name="ce182"/>
          <table:table-cell table:style-name="ce193" table:number-columns-repeated="3"/>
          <table:table-cell table:style-name="ce210"/>
          <table:table-cell table:style-name="ce193" table:number-columns-repeated="4"/>
          <table:table-cell table:style-name="ce210"/>
          <table:table-cell table:style-name="ce193"/>
          <table:table-cell table:style-name="ce217"/>
          <table:table-cell table:style-name="ce223"/>
          <table:table-cell table:style-name="ce217" table:number-columns-repeated="4"/>
          <table:table-cell table:style-name="ce96"/>
          <table:table-cell table:style-name="ce193" table:number-columns-repeated="3"/>
          <table:table-cell table:style-name="ce217" table:number-columns-repeated="2"/>
          <table:table-cell table:style-name="ce234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default-cell-style-name="ce104"/>
        <table:table-column table:style-name="co24" table:default-cell-style-name="ce104"/>
        <table:table-column table:style-name="co25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cartwright/Personal/diy/GB%20Accounts/GB%20Accounts%202012/GB%20Accounts%20Company%202012-09-30%20(Sep12)%20OpenOffice/Purchases.ods'#$Sep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cartwright/Personal/diy/GB%20Accounts/GB%20Accounts%202012/GB%20Accounts%20Company%202012-09-30%20(Sep12)%20OpenOffice/Sales.ods'#$Sep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6" table:default-cell-style-name="ce135"/>
        <table:table-column table:style-name="co4" table:default-cell-style-name="ce140"/>
        <table:table-column table:style-name="co27" table:number-columns-repeated="2" table:default-cell-style-name="ce146"/>
        <table:table-column table:style-name="co28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number-columns-repeated="3" table:default-cell-style-name="ce158"/>
        <table:table-column table:style-name="co27" table:default-cell-style-name="ce146"/>
        <table:table-column table:style-name="co26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09-30%20(Sep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817">
            <text:p>40817</text:p>
          </table:table-cell>
        </table:table-row>
        <table:table-row>
          <table:table-cell table:number-columns-repeated="13"/>
          <table:table-cell table:style-name="ce75" office:value-type="float" office:value="41182">
            <text:p>41182</text:p>
          </table:table-cell>
        </table:table-row>
      </table:table>
      <table:table table:name="'file:///C:/Users/Antony/diy/GB%20Accounts/GB%20Accounts%202011-12/GB%20Accounts%20Company%202012-09-30%20(Sep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9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4:25:36.65</dc:date>
    <meta:print-date>2007-03-03T22:52:10Z</meta:print-date>
    <meta:editing-duration>PT4M14S</meta:editing-duration>
    <meta:editing-cycles>3</meta:editing-cycles>
    <meta:document-statistic meta:table-count="3" meta:cell-count="1536" meta:object-count="0"/>
  </office:meta>
</office:document-meta>
</file>